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style:text-underline-style="solid" style:text-underline-width="auto" style:text-underline-color="font-color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# </text:p>
      <text:p text:style-name="P3">.SYNOPSIS </text:p>
      <text:p text:style-name="P3">Performs multiple tasks for the SharePoint Farm via a menu. </text:p>
      <text:p text:style-name="P3">.DESCRIPTION </text:p>
      <text:p text:style-name="P3">Changes account passwords using the provided CSV (inputfile), restarts the farm and other tasks. </text:p>
      <text:p text:style-name="P3">.EXAMPLE </text:p>
      <text:p text:style-name="P3">.\SharePoint2016Tasks.ps1 -inputFile "yourfile.csv" <text:s/></text:p>
      <text:p text:style-name="P3"/>
      <text:p text:style-name="P3">.NOTES </text:p>
      <text:p text:style-name="P3">Author: Lee Dickey </text:p>
      <text:p text:style-name="P3">Date: 13 June 2017 </text:p>
      <text:p text:style-name="P3">Version: 2.1 </text:p>
      <text:p text:style-name="P3"/>
      <text:p text:style-name="P3"/>
      <text:p text:style-name="P3">V 2.1 06/13/2017: </text:p>
      <text:p text:style-name="P3"/>
      <text:p text:style-name="P3"><text:tab/>- Added new function to restart running Windows Services specific to SharePoint </text:p>
      <text:p text:style-name="P3"><text:tab/>- Added new function to recycle AppPools specific to the SharePoint farm </text:p>
      <text:p text:style-name="P3"><text:tab/>- Added secondary sub-menu for post-password change troubleshooting tasks (some are dupes) </text:p>
      <text:p text:style-name="P3"><text:tab/>- Cleaned up font coloring and text formatting </text:p>
      <text:p text:style-name="P3"/>
      <text:p text:style-name="P3">V 2.0 05/24/2017: </text:p>
      <text:p text:style-name="P3"><text:tab/> </text:p>
      <text:p text:style-name="P3"><text:tab/>- Enabled parrallel processing of tasks to multiple functions to speed up tasks using PowerShell jobs. </text:p>
      <text:p text:style-name="P3"><text:tab/>- Minor text fixes </text:p>
      <text:p text:style-name="P3"/>
      <text:p text:style-name="P3">V 1.2 04/25/2017: </text:p>
      <text:p text:style-name="P3"/>
      <text:p text:style-name="P3"><text:tab/>-<text:tab/>Completely rewrote the menu system which improves functionality in a significant way and shortens the code to 1/3 original length. </text:p>
      <text:p text:style-name="P3"><text:tab/>-<text:tab/>Minor text and formatting fixes </text:p>
      <text:p text:style-name="P3"/>
      <text:p text:style-name="P3">V 1.1 04/20/2017: <text:s/></text:p>
      <text:p text:style-name="P3"><text:tab/> </text:p>
      <text:p text:style-name="P3"><text:tab/>-<text:tab/>Corrected output formatting issues with function to start App Pools </text:p>
      <text:p text:style-name="P3"><text:tab/>-<text:tab/>Removed a clear-host and pause command from the function to Unlock Site collections </text:p>
      <text:p text:style-name="P3"><text:tab/>-<text:tab/>Other minor fixes to output formatting to clean up readability </text:p>
      <text:p text:style-name="P3"/>
      <text:p text:style-name="P3"><text:tab/>Known Issues: </text:p>
      <text:p text:style-name="P3"><text:soft-page-break/><text:tab/><text:tab/>- Logging - is not working correctly. Disabled for now </text:p>
      <text:p text:style-name="P3"/>
      <text:p text:style-name="P3">V 1.0: </text:p>
      <text:p text:style-name="P3"/>
      <text:p text:style-name="P3"><text:tab/>- <text:tab/>First Official version. Has functions that are to be used primarily in a SharePoint environment that </text:p>
      <text:p text:style-name="P3"><text:tab/><text:tab/>does not allow SharePoint to work as intended when using SP Managed Accounts to manage service account password changes. </text:p>
      <text:p text:style-name="P3"><text:tab/> </text:p>
      <text:p text:style-name="P3"><text:tab/>-<text:tab/>To do: <text:s/></text:p>
      <text:p text:style-name="P3"><text:tab/><text:tab/>-<text:tab/>Move editable variables / values to the top of the script </text:p>
      <text:p text:style-name="P3"><text:tab/><text:tab/>-<text:tab/>Add checks for locked out accounts to AD password changes </text:p>
      <text:p text:style-name="P3"><text:tab/><text:tab/>-<text:tab/>Add checks for locked out accounts to SP Managed Account Password changes </text:p>
      <text:p text:style-name="P3"><text:tab/><text:tab/>-<text:tab/>Other things I haven't thought of yet.<text:tab/> </text:p>
      <text:p text:style-name="P3"><text:tab/> </text:p>
      <text:p text:style-name="P3"><text:tab/>-<text:tab/>Some features include: </text:p>
      <text:p text:style-name="P3"><text:tab/><text:tab/>-<text:tab/>Fully menu driven. Just run the script as an administrator </text:p>
      <text:p text:style-name="P3"><text:tab/><text:tab/>- <text:tab/>Check against list of accounts to confirm if the AD accounts are locked and will attempt to unlock them for you </text:p>
      <text:p text:style-name="P3"><text:tab/><text:tab/>- <text:tab/>(SharePoint) Lock and Unlock Site collections (Must be configured to match your environment. Sorry about it not being easier) </text:p>
      <text:p text:style-name="P3"><text:tab/><text:tab/>-<text:tab/>(SharePoint) Start and Stop all SharePoint Timer Services on each SharePoint server </text:p>
      <text:p text:style-name="P3"><text:tab/><text:tab/>-<text:tab/>Check against list of credentials to determine if App Pools using those credentials are running and will try to start them. </text:p>
      <text:p text:style-name="P3"><text:tab/><text:tab/>-<text:tab/>Check against list of credentials to determine if Windows Services using those credentials are running and will try to start them </text:p>
      <text:p text:style-name="P3"><text:tab/><text:tab/>-<text:tab/>Will change passwords in Active Directory if required csv file is provided (See Parameters) </text:p>
      <text:p text:style-name="P3"><text:tab/><text:tab/>-<text:tab/>Will change passwords for App Pools and Windows Services on each server using required csv file (See Parameters) </text:p>
      <text:p text:style-name="P3"><text:tab/><text:tab/>-<text:tab/>(SharePoint) Will display list of SharePoint farm servers and their roles (may need to be configured depending on environment) </text:p>
      <text:p text:style-name="P3"><text:tab/><text:tab/> </text:p>
      <text:p text:style-name="P3"><text:tab/>-<text:tab/>Requirements: </text:p>
      <text:p text:style-name="P3"><text:tab/><text:tab/>-<text:tab/>Powershell 3.0 or higher </text:p>
      <text:p text:style-name="P3"><text:tab/><text:tab/>-<text:tab/>WinRM must be enabled and remote Powershell must also be enabled </text:p>
      <text:p text:style-name="P3"><text:tab/><text:tab/>-<text:tab/>Service Principle Names (SPNs) may be required for your farm depending on the environment </text:p>
      <text:p text:style-name="P3"><text:tab/><text:tab/><text:tab/>-<text:tab/>Special SPNs were required for mine specifying the Powershell port (5985 and 5986 (SSL)) </text:p>
      <text:p text:style-name="P3"><text:tab/><text:tab/><text:tab/><text:tab/>Example: <text:tab/>setspn -s HTTP/Server-Short-Name-001:5985 Server-Account-Name-01 </text:p>
      <text:p text:style-name="P3"><text:soft-page-break/><text:tab/><text:tab/><text:tab/><text:tab/><text:tab/><text:tab/><text:tab/>setspn -s HTTP/Server-Long-Name-001-Is-Very-Long-:5985 Server-Account-Name-01 </text:p>
      <text:p text:style-name="P3"><text:tab/> </text:p>
      <text:p text:style-name="P3"><text:tab/>-<text:tab/>Please contact me using the contact information above to inquire about functionality or to submit <text:s/></text:p>
      <text:p text:style-name="P3"><text:tab/><text:tab/>requests. Please submit any improvements or changes so this script can continue to be improved. </text:p>
      <text:p text:style-name="P3">#&gt; </text:p>
      <text:p text:style-name="P3"/>
      <text:p text:style-name="P3"/>
      <text:p text:style-name="P3">### Parameters that should only be changed if absolutely necessary ### </text:p>
      <text:p text:style-name="P3"># Needs to be cleaned up. Not needed as Parameters. </text:p>
      <text:p text:style-name="P3">[cmdletbinding()] </text:p>
      <text:p text:style-name="P3">param( </text:p>
      <text:p text:style-name="P3">[string] $Global:InputFile = "c:\Allowed\Scripts\accounts.csv", </text:p>
      <text:p text:style-name="P3">[switch] $newPasswords = $false, </text:p>
      <text:p text:style-name="P3">[string] $Global:Logfile = "c:\Allowed\Scripts\SharePointTaskLog.log") </text:p>
      <text:p text:style-name="P3"/>
      <text:p text:style-name="P3">## Set the TimeOut limit in seconds for the background jobs. 60-120 seconds does not seem to be long enough in some environments </text:p>
      <text:p text:style-name="P3">$JobTimeout = '300' </text:p>
      <text:p text:style-name="P3"/>
      <text:p text:style-name="P3"/>
      <text:p text:style-name="P3">################################################## <text:s/></text:p>
      <text:p text:style-name="P3"># Check for Admin Privileges </text:p>
      <text:p text:style-name="P3">################################################## </text:p>
      <text:p text:style-name="P3">If (-NOT ([Security.Principal.WindowsPrincipal] [Security.Principal.WindowsIdentity]::GetCurrent()).IsInRole(` </text:p>
      <text:p text:style-name="P3"><text:s text:c="3"/>[Security.Principal.WindowsBuiltInRole] "Administrator")) </text:p>
      <text:p text:style-name="P3">{ </text:p>
      <text:p text:style-name="P3"><text:s text:c="3"/>Write-Warning "You do not have Administrator rights to run this script!`nPlease re-run this script as an Administrator!`n(Right-Click Powershell Icon, Click 'Run as Administrator')" </text:p>
      <text:p text:style-name="P3"><text:s text:c="3"/>Break </text:p>
      <text:p text:style-name="P3">} ############################################### </text:p>
      <text:p text:style-name="P3"/>
      <text:p text:style-name="P3"/>
      <text:p text:style-name="P3">### Add Snappin </text:p>
      <text:p text:style-name="P3">Add-PSSnapin Microsoft.Sharepoint.Powershell </text:p>
      <text:p text:style-name="P3"/>
      <text:p text:style-name="P3">############################################################################################<text:soft-page-break/>########################## </text:p>
      <text:p text:style-name="P3">##### Function to allow multiple colored text on one line. Makes for nicer feedback ################################## </text:p>
      <text:p text:style-name="P3">##### Source: https://stackoverflow.com/questions/2688547/muliple-foreground-colors-in-powershell-in-one-command <text:s/>#### </text:p>
      <text:p text:style-name="P3">###################################################################################################################### </text:p>
      <text:p text:style-name="P3">function Write-Color([String[]]$Text, [ConsoleColor[]]$Color = "White", [int]$StartTab = 0, [int] $LinesBefore = 0,[int] $LinesAfter = 0) { </text:p>
      <text:p text:style-name="P3">$DefaultColor = $Color[0] </text:p>
      <text:p text:style-name="P3">if ($LinesBefore -ne 0) { <text:s/>for ($i = 0; $i -lt $LinesBefore; $i++) { Write-Host "`n" -NoNewline } } # Add empty line before </text:p>
      <text:p text:style-name="P3">if ($StartTab -ne 0) { <text:s/>for ($i = 0; $i -lt $StartTab; $i++) { Write-Host "`t" -NoNewLine } } <text:s/># Add TABS before text </text:p>
      <text:p text:style-name="P3">if ($Color.Count -ge $Text.Count) { </text:p>
      <text:p text:style-name="P3"><text:s text:c="3"/>for ($i = 0; $i -lt $Text.Length; $i++) { Write-Host $Text[$i] -ForegroundColor $Color[$i] -NoNewLine } <text:s/></text:p>
      <text:p text:style-name="P3">} else { </text:p>
      <text:p text:style-name="P3"><text:s text:c="3"/>for ($i = 0; $i -lt $Color.Length ; $i++) { Write-Host $Text[$i] -ForegroundColor $Color[$i] -NoNewLine } </text:p>
      <text:p text:style-name="P3"><text:s text:c="3"/>for ($i = $Color.Length; $i -lt $Text.Length; $i++) { Write-Host $Text[$i] -ForegroundColor $DefaultColor -NoNewLine } </text:p>
      <text:p text:style-name="P3">} </text:p>
      <text:p text:style-name="P3">Write-Host </text:p>
      <text:p text:style-name="P3">if ($LinesAfter -ne 0) { <text:s/>for ($i = 0; $i -lt $LinesAfter; $i++) { Write-Host "`n" } } <text:s/># Add empty line after </text:p>
      <text:p text:style-name="P3">} </text:p>
      <text:p text:style-name="P3"/>
      <text:p text:style-name="P3"/>
      <text:p text:style-name="P3">################################################################## </text:p>
      <text:p text:style-name="P3"># Getting the SharePoint servers the SharePoint way! </text:p>
      <text:p text:style-name="P3">################################################################## </text:p>
      <text:p text:style-name="P3"># NOTE: <text:s/>This is for EPM2016 environment. <text:s/></text:p>
      <text:p text:style-name="P3"># Other SharePoint farms may have other server roles! </text:p>
      <text:p text:style-name="P3">################################################################## </text:p>
      <text:p text:style-name="P3">function GetSharePointServers </text:p>
      <text:p text:style-name="P3">{ </text:p>
      <text:p text:style-name="P3"># Get Search Servers </text:p>
      <text:p text:style-name="P3">$Global:SearchServers = (Get-SPServer | Where-Object {($_.Role -eq "Search")} | Select-Object @{Name = "ServerName"; Expression = {$_.Address}} | ConvertTo-CSV -NoTypeInformation | Select-Object -skip 1 | % {$_ -replace '"',''}) | Out-String </text:p>
      <text:p text:style-name="P3"><text:soft-page-break/></text:p>
      <text:p text:style-name="P3"># Get SSRS Server </text:p>
      <text:p text:style-name="P3">$Global:SSRSservers = (Get-SPServer | Where-Object {($_.Role -eq "custom")} | Select-Object @{Name = "ServerName"; Expression = {$_.Address}} | ConvertTo-CSV -NoTypeInformation | Select-Object -skip 1 | % {$_ -replace '"',''}) | Out-String </text:p>
      <text:p text:style-name="P3"/>
      <text:p text:style-name="P3"># Get Application servers </text:p>
      <text:p text:style-name="P3">$Global:APPServers = (Get-SPServer | Where-Object {($_.Role -eq "Application")} | Select-Object @{Name = "ServerName"; Expression = {$_.Address}} | ConvertTo-CSV -NoTypeInformation | Select-Object -skip 1 | % {$_ -replace '"',''}) | Out-String </text:p>
      <text:p text:style-name="P3"/>
      <text:p text:style-name="P3"># Get Cache servers </text:p>
      <text:p text:style-name="P3">$Global:CacheServers = (Get-SPServer | Where-Object {($_.Role -eq "DistributedCache")} | Select-Object @{Name = "ServerName"; Expression = {$_.Address}} | ConvertTo-CSV -NoTypeInformation | Select-Object -skip 1 | % {$_ -replace '"',''}) | Out-String </text:p>
      <text:p text:style-name="P3"/>
      <text:p text:style-name="P3"># Get Web Servers </text:p>
      <text:p text:style-name="P3">$Global:WebServers = (Get-SPServer | Where-Object {($_.Role -eq "WebFrontEnd")} | Select-Object @{Name = "ServerName"; Expression = {$_.Address}} | ConvertTo-CSV -NoTypeInformation | Select-Object -skip 1 | % {$_ -replace '"',''}) | Out-String </text:p>
      <text:p text:style-name="P3"/>
      <text:p text:style-name="P3"/>
      <text:p text:style-name="P3"># Get Database Server </text:p>
      <text:p text:style-name="P3">$db = (Get-SPDatabase)[0] </text:p>
      <text:p text:style-name="P3">$Global:DBServers = $db.Server.Address </text:p>
      <text:p text:style-name="P3"/>
      <text:p text:style-name="P3"># Full list of SharePoint Servers in the farm (except DB) </text:p>
      <text:p text:style-name="P3">$Global:Servers = Get-SPServer | Where-Object {$_.Role -ne "Invalid"} | select DisplayName </text:p>
      <text:p text:style-name="P3">$Global:SPServers = $Servers.DisplayName </text:p>
      <text:p text:style-name="P3">} </text:p>
      <text:p text:style-name="P3">GetSharePointServers </text:p>
      <text:p text:style-name="P3"/>
      <text:p text:style-name="P3">#Not currently using this. Originally used when many of the functions were manual </text:p>
      <text:p text:style-name="P3">&lt;# ###################################################### </text:p>
      <text:p text:style-name="P3"># Verify farm selection is correct </text:p>
      <text:p text:style-name="P3">###################################################### </text:p>
      <text:p text:style-name="P3">function FarmVerify # This may no longer be needed. Verified the server you <text:soft-page-break/>are on is a part of the farm which was used when this was all manual. <text:s/></text:p>
      <text:p text:style-name="P3">{ </text:p>
      <text:p text:style-name="P3">cls </text:p>
      <text:p text:style-name="P3">Write-Host "Verifying the current server $env:computername's farm location... " </text:p>
      <text:p text:style-name="P3">Start-Sleep -s 2 </text:p>
      <text:p text:style-name="P3">if ($SPServers -notcontains $env:computername) { </text:p>
      <text:p text:style-name="P3">Write-Host "Wrong Farm selected! Exiting Script!" -ForegroundColor Red; </text:p>
      <text:p text:style-name="P3"><text:tab/><text:tab/>Exit </text:p>
      <text:p text:style-name="P3"><text:tab/>} </text:p>
      <text:p text:style-name="P3">Else </text:p>
      <text:p text:style-name="P3"><text:tab/>{Write-Host "Farm Check Successful. Resuming with Tasks."; </text:p>
      <text:p text:style-name="P3"><text:tab/>Start-Sleep -s 2 </text:p>
      <text:p text:style-name="P3"><text:tab/>}<text:tab/> </text:p>
      <text:p text:style-name="P3">} </text:p>
      <text:p text:style-name="P3"/>
      <text:p text:style-name="P3">#&gt; </text:p>
      <text:p text:style-name="P3"/>
      <text:p text:style-name="P3"><text:s/></text:p>
      <text:p text:style-name="P3"/>
      <text:p text:style-name="P3">###################################################################### </text:p>
      <text:p text:style-name="P3"># Check to verify that remote acccess is possible via Invoke-Command </text:p>
      <text:p text:style-name="P3">###################################################################### </text:p>
      <text:p text:style-name="P3">function WinRMVerify </text:p>
      <text:p text:style-name="P3">{ </text:p>
      <text:p text:style-name="P3">Write-Host "`n`n`nConfirming that Remote Management is enabled`n" -ForeGroundColor Blue -BackgroundColor White </text:p>
      <text:p text:style-name="P3">###*****************************************************************************************### </text:p>
      <text:p text:style-name="P3">### Checks all of the servers to ensure the invoke-command will work. Most everything else <text:s/></text:p>
      <text:p text:style-name="P3">### will not work if this check fails. </text:p>
      <text:p text:style-name="P3">###*****************************************************************************************### </text:p>
      <text:p text:style-name="P3">foreach ($system in $SPServers) <text:s/></text:p>
      <text:p text:style-name="P3">{ </text:p>
      <text:p text:style-name="P3"><text:tab/>$SessionOption = New-PSSessionOption -IncludePortInSPN </text:p>
      <text:p text:style-name="P3"><text:tab/>Try # Attemps remote session connection to make sure Remote Management works </text:p>
      <text:p text:style-name="P3"><text:tab/><text:tab/>{ </text:p>
      <text:p text:style-name="P3"><text:tab/><text:tab/><text:tab/>Invoke-Command -ComputerName $system -SessionOption $SessionOption -ErrorAction Stop -ScriptBlock <text:s/>{ </text:p>
      <text:p text:style-name="P3"><text:tab/><text:tab/><text:tab/>Write-Host "Remote Access successful on $Using:system" -ForeGroundColor Green; </text:p>
      <text:p text:style-name="P3"><text:soft-page-break/><text:tab/><text:tab/><text:tab/>Exit-PSSession} -AsJob -JobName RMVerifiez | Out-Null # Executes this script block as a background task </text:p>
      <text:p text:style-name="P3"><text:tab/><text:tab/>} </text:p>
      <text:p text:style-name="P3"/>
      <text:p text:style-name="P3"><text:tab/>Catch <text:s/></text:p>
      <text:p text:style-name="P3"><text:tab/><text:tab/>{ </text:p>
      <text:p text:style-name="P3"><text:tab/><text:tab/><text:tab/>Write-Host "Unable to remotely connect to $system! with the following error:`n"; </text:p>
      <text:p text:style-name="P3"><text:tab/><text:tab/><text:tab/>write-Host $_.Exception.Message; </text:p>
      <text:p text:style-name="P3"><text:tab/><text:tab/><text:tab/>Exit <text:s/></text:p>
      <text:p text:style-name="P3"><text:tab/><text:tab/>} </text:p>
      <text:p text:style-name="P3">} </text:p>
      <text:p text:style-name="P3"># Waits until the backgrounds are completed <text:s/></text:p>
      <text:p text:style-name="P3">wait-job -Name RMVerifiez -Timeout 60 | Out-Null </text:p>
      <text:p text:style-name="P3"># Displays the results of the background tasks once all have been completed </text:p>
      <text:p text:style-name="P3">Receive-Job -Name RMVerifiez </text:p>
      <text:p text:style-name="P3"># Removes the jobs from memory <text:s/></text:p>
      <text:p text:style-name="P3">Remove-Job RMVerifiez | Out-Null </text:p>
      <text:p text:style-name="P3">} </text:p>
      <text:p text:style-name="P3"/>
      <text:p text:style-name="P3">######################################################### </text:p>
      <text:p text:style-name="P3"># (SharePoint) Locking the Site Collections <text:s/></text:p>
      <text:p text:style-name="P3">######################################################### </text:p>
      <text:p text:style-name="P3">function LockSPSites </text:p>
      <text:p text:style-name="P3">{ </text:p>
      <text:p text:style-name="P3"># Collects list of Site Collections that are primarily used while avoiding mysites and other junk </text:p>
      <text:p text:style-name="P3"># Will need to be modified to match different SharePoint environments </text:p>
      <text:p text:style-name="P3"/>
      <text:p text:style-name="P3">$SiteCollection = Get-SPSite | Where-Object {($_.Url -match "epm16") -or ($_.Url -match "epm16-my") -and ($_.Url -notmatch "personal") } | select Url </text:p>
      <text:p text:style-name="P3">$SiteCollections = $SiteCollection.Url </text:p>
      <text:p text:style-name="P3">Write-Host "`n`nLocking the site collections!" -ForegroundColor Blue -BackGroundColor White </text:p>
      <text:p text:style-name="P3">Start-Sleep -s 5 </text:p>
      <text:p text:style-name="P3">foreach ($sc in $SiteCollections) </text:p>
      <text:p text:style-name="P3"><text:s text:c="3"/>{ <text:s/></text:p>
      <text:p text:style-name="P3"><text:tab/><text:tab/>#Locks the site collections to prevent corruption to the database </text:p>
      <text:p text:style-name="P3"><text:tab/><text:tab/>#if someone tries to make changes while everything is going on </text:p>
      <text:p text:style-name="P3"><text:s text:c="7"/>Try </text:p>
      <text:p text:style-name="P3"><text:s text:c="11"/>{Set-SPSite -Identity $sc -LockState "ReadOnly" -ErrorAction Continue; <text:s/></text:p>
      <text:p text:style-name="P3"><text:s text:c="11"/>Write-Host "Locked the site collection: $sc" -ForeGroundColor Green } </text:p>
      <text:p text:style-name="P3"/>
      <text:p text:style-name="P3"><text:s text:c="7"/>Catch </text:p>
      <text:p text:style-name="P3"><text:soft-page-break/><text:s text:c="11"/>{ Write-Host "Cannot lock site collection: $sc" -BackGroundColor Red; </text:p>
      <text:p text:style-name="P3"><text:tab/><text:tab/><text:tab/> <text:s/>Write-Host "Please check the logs for details."; </text:p>
      <text:p text:style-name="P3"><text:tab/><text:tab/><text:tab/> <text:s/>write-Host $_.Exception.Message } </text:p>
      <text:p text:style-name="P3"><text:tab/><text:tab/><text:tab/> <text:s text:c="2"/></text:p>
      <text:p text:style-name="P3"><text:s text:c="3"/>} </text:p>
      <text:p text:style-name="P3"><text:tab/><text:tab/>#Pause </text:p>
      <text:p text:style-name="P3">} </text:p>
      <text:p text:style-name="P3"/>
      <text:p text:style-name="P3">########################################################### </text:p>
      <text:p text:style-name="P3"># (SharePoint) Unlocking the site Collections </text:p>
      <text:p text:style-name="P3">########################################################### </text:p>
      <text:p text:style-name="P3">function UnlockSPSites </text:p>
      <text:p text:style-name="P3">{ </text:p>
      <text:p text:style-name="P3"/>
      <text:p text:style-name="P3">#Collects list of Site Collections that are primarily used while avoiding mysites and other junk </text:p>
      <text:p text:style-name="P3">$SiteCollection = Get-SPSite | Where-Object {($_.Url -match "epm16") -or ($_.Url -match "epm16-my") -and ($_.Url -notmatch "personal") } | select Url </text:p>
      <text:p text:style-name="P3">$SiteCollections = $SiteCollection.Url </text:p>
      <text:p text:style-name="P3"/>
      <text:p text:style-name="P3">Write-Host "`n`nUNLOCKING SITE COLLECTIONS...." -BackGroundColor white -ForegroundColor Blue <text:s/></text:p>
      <text:p text:style-name="P3">foreach ($sc in $SiteCollections) </text:p>
      <text:p text:style-name="P3"><text:s text:c="3"/>{ <text:s/></text:p>
      <text:p text:style-name="P3"><text:tab/><text:tab/> # Unlocks the site collections that are typically used for typical use </text:p>
      <text:p text:style-name="P3"><text:s text:c="7"/>Try </text:p>
      <text:p text:style-name="P3"><text:s text:c="11"/>{Set-SPSite -Identity $sc -LockState "Unlock" -ErrorAction Stop; </text:p>
      <text:p text:style-name="P3"><text:s text:c="11"/>Write-Host "Unlocked the site collection: $sc" -ForeGroundColor Green } </text:p>
      <text:p text:style-name="P3"/>
      <text:p text:style-name="P3"><text:s text:c="7"/>Catch </text:p>
      <text:p text:style-name="P3"><text:tab/><text:tab/><text:tab/>{ <text:tab/>Write-Host "Cannot Unlock site collection: $sc"; </text:p>
      <text:p text:style-name="P3"><text:tab/><text:tab/><text:tab/><text:tab/>Write-Host "Please check the logs for details"; </text:p>
      <text:p text:style-name="P3"><text:tab/><text:tab/><text:tab/><text:tab/>write-Host $_.Exception.Message </text:p>
      <text:p text:style-name="P3"><text:tab/><text:tab/><text:tab/>} </text:p>
      <text:p text:style-name="P3"><text:s text:c="3"/>} </text:p>
      <text:p text:style-name="P3">Write-Host "`nAll site collections have been unlocked.`n`n" -ForegroundColor Green </text:p>
      <text:p text:style-name="P3">#Pause </text:p>
      <text:p text:style-name="P3">#cls </text:p>
      <text:p text:style-name="P3">} </text:p>
      <text:p text:style-name="P3"/>
      <text:p text:style-name="P3"/>
      <text:p text:style-name="P3"><text:soft-page-break/></text:p>
      <text:p text:style-name="P3">########################################################### </text:p>
      <text:p text:style-name="P3"># Restart all of the servers (not DB) </text:p>
      <text:p text:style-name="P3">########################################################### </text:p>
      <text:p text:style-name="P3">function RestartFarm </text:p>
      <text:p text:style-name="P3">{ </text:p>
      <text:p text:style-name="P3">write-Host "`n`n`nSharePoint Servers (Not SQL) be restarted!" -ForegroundColor Green </text:p>
      <text:p text:style-name="P3">Write-Host "Type 'Yes' and press enter to restart all SharePoint servers (not DB server)!" -ForegroundColor DarkYellow </text:p>
      <text:p text:style-name="P3">$RestartSPServers = Read-Host 'Yes or No (Default Yes) <text:s/>&gt;&gt;' <text:s text:c="2"/></text:p>
      <text:p text:style-name="P3"/>
      <text:p text:style-name="P3">if (($RestartSPServers -eq 'Yes') -or ($RestartSPServers -eq "y")) </text:p>
      <text:p text:style-name="P3">{ </text:p>
      <text:p text:style-name="P3"># Rebuilds the server list excluding the current logged in system to avoid rebooting the system you are currently using </text:p>
      <text:p text:style-name="P3">$SPServers = $SPServers | Where-Object {$_ -ne $env:computername} </text:p>
      <text:p text:style-name="P3">foreach ($server in $SPServers) { </text:p>
      <text:p text:style-name="P3">Try <text:tab/>{ </text:p>
      <text:p text:style-name="P3"><text:tab/><text:tab/><text:tab/>restart-computer -computername $server -Force -ErrorAction Continue; </text:p>
      <text:p text:style-name="P3"><text:tab/><text:tab/><text:tab/>write-host "Restarting $server"; </text:p>
      <text:p text:style-name="P3"><text:tab/><text:tab/><text:tab/>Start-Sleep -s 2; </text:p>
      <text:p text:style-name="P3"><text:tab/><text:tab/>} </text:p>
      <text:p text:style-name="P3">Catch <text:tab/>{ </text:p>
      <text:p text:style-name="P3"><text:tab/><text:tab/><text:tab/>Write-Host "Unable to restart $server. Investigate and restart manually asap!"; </text:p>
      <text:p text:style-name="P3"><text:tab/><text:tab/><text:tab/>write-Host $_.Exception.Message </text:p>
      <text:p text:style-name="P3"><text:tab/><text:tab/><text:tab/>Pause </text:p>
      <text:p text:style-name="P3"><text:tab/><text:tab/>} </text:p>
      <text:p text:style-name="P3">} <text:s/></text:p>
      <text:p text:style-name="P3">Write-Host "`n`nAll other servers have been restarted. This server must now be restarted." -ForegroundColor Green; </text:p>
      <text:p text:style-name="P3">Write-Host "`nSave all work and press ENTER to reboot this system." -ForegroundColor Green; </text:p>
      <text:p text:style-name="P3">pause; </text:p>
      <text:p text:style-name="P3">Write-Host "`nAfter this system reboots, give all processes and services 5 to 10 minutes to start up before you continue." -ForegroundColor Blue -BackGroundColor Yellow; </text:p>
      <text:p text:style-name="P3">Start-Sleep -s 30; </text:p>
      <text:p text:style-name="P3"/>
      <text:p text:style-name="P3">Try </text:p>
      <text:p text:style-name="P3"><text:tab/>{ </text:p>
      <text:p text:style-name="P3"><text:tab/><text:tab/>restart-computer -computername "$env:computername" -force <text:soft-page-break/>-ErrorAction Continue; </text:p>
      <text:p text:style-name="P3"><text:tab/>} </text:p>
      <text:p text:style-name="P3"><text:tab/> </text:p>
      <text:p text:style-name="P3">Catch </text:p>
      <text:p text:style-name="P3"><text:tab/>{<text:tab/> </text:p>
      <text:p text:style-name="P3"><text:tab/><text:tab/>Write-Host "Unable to reboot this server $server. Manually restart when ready"; </text:p>
      <text:p text:style-name="P3"><text:tab/><text:tab/>write-Host $_.Exception.Message </text:p>
      <text:p text:style-name="P3"><text:tab/>} </text:p>
      <text:p text:style-name="P3"><text:tab/><text:tab/> </text:p>
      <text:p text:style-name="P3">Finally <text:s/></text:p>
      <text:p text:style-name="P3"><text:tab/>{ </text:p>
      <text:p text:style-name="P3"><text:tab/><text:tab/>Write-Host "Please manually restart any servers that did not restart then continue!" -ForeGroundColor Red -BackGroundColor Blue; </text:p>
      <text:p text:style-name="P3"><text:tab/><text:tab/>Pause<text:tab/> </text:p>
      <text:p text:style-name="P3"><text:tab/>} </text:p>
      <text:p text:style-name="P3">} </text:p>
      <text:p text:style-name="P3"/>
      <text:p text:style-name="P3">else <text:s/></text:p>
      <text:p text:style-name="P3"><text:tab/>{ </text:p>
      <text:p text:style-name="P3"><text:tab/><text:tab/>Write-Host "`n `nExited without restarting the SharePoint App and Web servers. This may be required at a later time." -ForegroundColor Yellow </text:p>
      <text:p text:style-name="P3"/>
      <text:p text:style-name="P3">} </text:p>
      <text:p text:style-name="P3">} </text:p>
      <text:p text:style-name="P3"/>
      <text:p text:style-name="P3"/>
      <text:p text:style-name="P3">##################################### </text:p>
      <text:p text:style-name="P3"># Prompt to restart SQL Server </text:p>
      <text:p text:style-name="P3">##################################### </text:p>
      <text:p text:style-name="P3">function RestartSQL </text:p>
      <text:p text:style-name="P3">{ </text:p>
      <text:p text:style-name="P3">cls </text:p>
      <text:p text:style-name="P3">Write-Host "Type Yes to restart the database server $DBServers" -ForegroundColor Blue -BackGroundColor White </text:p>
      <text:p text:style-name="P3">Write-Host "`nType 'Yes' or press enter in order to restart the server" -ForegroundColor Green </text:p>
      <text:p text:style-name="P3">$RestartDB = Read-Host ' Restart SQL Servers? Yes or No. (Default No) ' <text:s text:c="2"/></text:p>
      <text:p text:style-name="P3">if (($RestartDB -eq 'Yes') -or ($RestartDB -eq 'y')) </text:p>
      <text:p text:style-name="P3"><text:tab/>{<text:tab/><text:tab/> </text:p>
      <text:p text:style-name="P3"><text:tab/><text:tab/>Try { </text:p>
      <text:p text:style-name="P3"><text:tab/><text:tab/><text:tab/><text:tab/>#LockSPSites </text:p>
      <text:p text:style-name="P3"><text:tab/><text:tab/><text:tab/><text:tab/>Restart-Computer -ComputerName $DBServers -Force;# -ErrorAction Stop; </text:p>
      <text:p text:style-name="P3"><text:tab/><text:tab/><text:tab/><text:tab/>Write-Host "`n`nRestarting the database server <text:soft-page-break/>$DBServers....`n" <text:s/>-ForeGroundColor Yellow; </text:p>
      <text:p text:style-name="P3"><text:tab/><text:tab/><text:tab/><text:tab/>#While (Test-Connection -Quiet -Delay 1 $DBServers) {Write-Host "Waiting for $DBServers to restart and go offline..."} </text:p>
      <text:p text:style-name="P3"><text:tab/><text:tab/><text:tab/><text:tab/>Start-Sleep 120 </text:p>
      <text:p text:style-name="P3"><text:tab/><text:tab/><text:tab/><text:tab/>#While (!(Test-Connection -Quiet -Delay 7 $DBServers)) {Write-Host "Waiting for $DBServers to come back online"} </text:p>
      <text:p text:style-name="P3"><text:tab/><text:tab/><text:tab/><text:tab/>Write-Host "$DBServers back online!" -ForeGroundColor Green; </text:p>
      <text:p text:style-name="P3"><text:tab/><text:tab/><text:tab/><text:tab/>Write-Host "`nSQL Server restart completed.`n" -ForeGroundColor Green; </text:p>
      <text:p text:style-name="P3"><text:tab/><text:tab/><text:tab/><text:tab/>Pause; </text:p>
      <text:p text:style-name="P3"><text:tab/><text:tab/><text:tab/><text:tab/>#UnlockSPSites<text:tab/><text:tab/><text:tab/><text:tab/> </text:p>
      <text:p text:style-name="P3"><text:tab/><text:tab/><text:tab/><text:tab/> </text:p>
      <text:p text:style-name="P3"><text:tab/><text:tab/><text:tab/>} </text:p>
      <text:p text:style-name="P3"><text:tab/><text:tab/>Catch <text:s/></text:p>
      <text:p text:style-name="P3"><text:tab/><text:tab/><text:tab/>{<text:tab/> </text:p>
      <text:p text:style-name="P3"><text:tab/><text:tab/><text:tab/><text:tab/>Write-Host "Failed to restart SQL Server." -ForeGroundColor Red; </text:p>
      <text:p text:style-name="P3"><text:tab/><text:tab/><text:tab/><text:tab/>Write-Host "Please manually restart the server and then Press Any Key to continue `n `n `n" -ForeGroundColor Red; </text:p>
      <text:p text:style-name="P3"><text:tab/><text:tab/><text:tab/><text:tab/>write-Host $_.Exception.Message; </text:p>
      <text:p text:style-name="P3"><text:tab/><text:tab/><text:tab/><text:tab/>Write-Host "`n" </text:p>
      <text:p text:style-name="P3"><text:tab/><text:tab/><text:tab/><text:tab/>Pause; </text:p>
      <text:p text:style-name="P3"><text:tab/><text:tab/><text:tab/>} </text:p>
      <text:p text:style-name="P3"><text:tab/><text:tab/><text:tab/> </text:p>
      <text:p text:style-name="P3"><text:tab/><text:tab/>#Finally {UnlockSPSites} </text:p>
      <text:p text:style-name="P3"><text:tab/>} </text:p>
      <text:p text:style-name="P3"><text:tab/> </text:p>
      <text:p text:style-name="P3">else {Write-Host "`n`nCancelling SQL Server restart on $DBServers.`n`n"} <text:s/></text:p>
      <text:p text:style-name="P3">} <text:s/></text:p>
      <text:p text:style-name="P3"/>
      <text:p text:style-name="P3"/>
      <text:p text:style-name="P3"/>
      <text:p text:style-name="P3">######################################## </text:p>
      <text:p text:style-name="P3"># AppPool password changes </text:p>
      <text:p text:style-name="P3">######################################## </text:p>
      <text:p text:style-name="P3">function UpdateAppPools </text:p>
      <text:p text:style-name="P3">{<text:tab/> </text:p>
      <text:p text:style-name="P3">### Grabs the accounts to be changed in the global variable of $accounts </text:p>
      <text:p text:style-name="P3">$passwords = ConvertFrom-Csv $accounts # Acquired from parent function </text:p>
      <text:p text:style-name="P3">$passwords | foreach { </text:p>
      <text:p text:style-name="P3">$newpwd1 = $_.NewPassword </text:p>
      <text:p text:style-name="P3">$username = $_.Username </text:p>
      <text:p text:style-name="P3">#$newpassword = ConvertTo-SecureString -String $newpwd1 -AsPlainText -Force </text:p>
      <text:p text:style-name="P3"/>
      <text:p text:style-name="P3"><text:soft-page-break/>Foreach ($server in $SPServers) </text:p>
      <text:p text:style-name="P3">{ </text:p>
      <text:p text:style-name="P3">Try { </text:p>
      <text:p text:style-name="P3">$SessionOption = New-PSSessionOption -IncludePortInSPN #Forces the port specified in the SPN </text:p>
      <text:p text:style-name="P3">Invoke-Command -ComputerName $server -SessionOption $SessionOption -ErrorAction Stop -ScriptBlock { #Uses the session created above using the port in the SPN </text:p>
      <text:p text:style-name="P3">Import-Module WebAdministration <text:s/></text:p>
      <text:p text:style-name="P3"/>
      <text:p text:style-name="P3"><text:s/>$applicationPools = Get-ChildItem IIS:\AppPools | where { $_.processModel.userName -eq "$Using:username" } </text:p>
      <text:p text:style-name="P3"><text:s/>$Pools = $applicationPools.name </text:p>
      <text:p text:style-name="P3"><text:tab/>if($applicationPools) <text:s/></text:p>
      <text:p text:style-name="P3"/>
      <text:p text:style-name="P3"><text:tab/><text:tab/>{Write-Host "`n`n"; Write-Host "AppPools using the $Using:username account are being updated on"$Using:server":" -BackGroundColor Yellow -ForegroundColor DarkRed; Write-Host "`n"} </text:p>
      <text:p text:style-name="P3"><text:tab/><text:tab/> <text:s/></text:p>
      <text:p text:style-name="P3"><text:tab/><text:tab/><text:tab/>foreach($pool in $applicationPools) </text:p>
      <text:p text:style-name="P3"><text:tab/><text:tab/><text:tab/> <text:s text:c="2"/>{ </text:p>
      <text:p text:style-name="P3"><text:tab/><text:tab/><text:tab/> <text:s text:c="3"/>#Using Unencrypted credentals due to errors with using the encrypted password </text:p>
      <text:p text:style-name="P3"><text:s text:c="15"/>$un = $Using:username </text:p>
      <text:p text:style-name="P3"><text:s text:c="15"/>$pw = $Using:newpwd1 </text:p>
      <text:p text:style-name="P3"><text:tab/><text:tab/><text:tab/><text:tab/> </text:p>
      <text:p text:style-name="P3"><text:tab/><text:tab/><text:tab/><text:tab/><text:tab/>Try <text:s/></text:p>
      <text:p text:style-name="P3"><text:tab/><text:tab/><text:tab/><text:tab/><text:tab/><text:tab/> { </text:p>
      <text:p text:style-name="P3"><text:tab/><text:tab/><text:tab/><text:tab/><text:tab/><text:tab/><text:tab/>$pool.processModel.userName = "$un" </text:p>
      <text:p text:style-name="P3"><text:tab/><text:tab/><text:tab/><text:tab/><text:tab/><text:tab/><text:tab/>$pool.processModel.password = "$pw" </text:p>
      <text:p text:style-name="P3"><text:tab/><text:tab/><text:tab/><text:tab/><text:tab/><text:tab/><text:tab/>$pool.processModel.identityType = 3 </text:p>
      <text:p text:style-name="P3"><text:tab/><text:tab/><text:tab/><text:tab/><text:tab/><text:tab/><text:tab/>Write-Host "Changing password for"$pool.name"to $pw" -BackgroundColor DarkMagenta -ForegroundColor Green </text:p>
      <text:p text:style-name="P3"><text:tab/><text:tab/><text:tab/><text:tab/><text:tab/><text:tab/><text:tab/>$pool | Set-Item -ErrorAction Stop <text:tab/><text:tab/><text:tab/><text:tab/><text:tab/><text:tab/><text:tab/> </text:p>
      <text:p text:style-name="P3"><text:tab/><text:tab/><text:tab/><text:tab/><text:tab/><text:tab/> <text:s/>} </text:p>
      <text:p text:style-name="P3"/>
      <text:p text:style-name="P3"><text:tab/><text:tab/><text:tab/><text:tab/><text:tab/> Catch </text:p>
      <text:p text:style-name="P3"><text:tab/><text:tab/><text:tab/><text:tab/><text:tab/><text:tab/> <text:s/>{ </text:p>
      <text:p text:style-name="P3"><text:tab/><text:tab/><text:tab/><text:tab/><text:tab/><text:tab/><text:tab/>Write-Host "No-Go on the password Change"; </text:p>
      <text:p text:style-name="P3"><text:tab/><text:tab/><text:tab/><text:tab/><text:tab/><text:tab/><text:tab/>write-Host $_.Exception.Message </text:p>
      <text:p text:style-name="P3"><text:soft-page-break/><text:tab/><text:tab/><text:tab/><text:tab/><text:tab/><text:tab/> <text:s/>} </text:p>
      <text:p text:style-name="P3"><text:tab/><text:tab/><text:tab/><text:tab/>} </text:p>
      <text:p text:style-name="P3"><text:tab/>Exit-PSSession<text:tab/> </text:p>
      <text:p text:style-name="P3"><text:tab/>} -AsJob -JobName UpdateAppPoolz | Out-Null <text:s text:c="4"/></text:p>
      <text:p text:style-name="P3"/>
      <text:p text:style-name="P3">} <text:s/></text:p>
      <text:p text:style-name="P3">Catch { Write-Host "Could not invoke a remote command to $server!`n" -ForeGroundColor Red; write-Host $_.Exception.Message } <text:s text:c="4"/></text:p>
      <text:p text:style-name="P3">} </text:p>
      <text:p text:style-name="P3"><text:tab/>Wait-Job -Name UpdateAppPoolz -timeout $JobTimeout | out-null </text:p>
      <text:p text:style-name="P3"><text:tab/>Receive-Job -Name UpdateAppPoolz </text:p>
      <text:p text:style-name="P3"><text:tab/>Remove-Job * | Out-Null <text:s/></text:p>
      <text:p text:style-name="P3">} </text:p>
      <text:p text:style-name="P3">}# End of App Pools Password changes </text:p>
      <text:p text:style-name="P3"/>
      <text:p text:style-name="P3"/>
      <text:p text:style-name="P3">######################################## </text:p>
      <text:p text:style-name="P3"># Start any stopped App Pools </text:p>
      <text:p text:style-name="P3">######################################## </text:p>
      <text:p text:style-name="P3">function Start-AppPools </text:p>
      <text:p text:style-name="P3">{ </text:p>
      <text:p text:style-name="P3">#This may need to be modified to match whichever configuration is being used. This should be assigned as a paramater above </text:p>
      <text:p text:style-name="P3">$accounts = (Import-Csv $InputFile | Where {(($_ -notmatch "mssql") -and ($_ -notmatch "agent") -and ($_ -notmatch "ssas") )} | ConvertTo-CSV -NoTypeInformation | % {$_ -replace '"',''}) | Out-String<text:tab/> </text:p>
      <text:p text:style-name="P3"/>
      <text:p text:style-name="P3">Write-Host "`n`n`nChecking for any App Pools that are enabled and not running...." -BackGroundColor White -ForeGroundColor Blue </text:p>
      <text:p text:style-name="P3">Write-Host "`nThis may take some time. Please be patient...." -ForeGroundColor Yellow </text:p>
      <text:p text:style-name="P3"/>
      <text:p text:style-name="P3">$accounts = ConvertFrom-Csv $accounts <text:s/></text:p>
      <text:p text:style-name="P3">$accounts | foreach { </text:p>
      <text:p text:style-name="P3">$username = $_.Username #Pulled from the Username column </text:p>
      <text:p text:style-name="P3"/>
      <text:p text:style-name="P3">#Pulled from a global variable-function that programatically pulls the SharePoint servers. Can be done via array </text:p>
      <text:p text:style-name="P3">Foreach ($server in $SPServers) <text:s/></text:p>
      <text:p text:style-name="P3">{ </text:p>
      <text:p text:style-name="P3"><text:tab/>#Write-Host "`n`n`n`nConnecting to $server to check for stopped App Pools using $username...`n" -ForegroundColor DarkGreen -BackgroundColor Cyan </text:p>
      <text:p text:style-name="P3">Try { </text:p>
      <text:p text:style-name="P3">$SessionOption = New-PSSessionOption -IncludePortInSPN #Forces the port specified in the SPN </text:p>
      <text:p text:style-name="P3"><text:soft-page-break/>Invoke-Command -ComputerName $server -SessionOption $SessionOption -ErrorAction Stop -ScriptBlock { #Uses the session created above using the port in the SPN </text:p>
      <text:p text:style-name="P3">Import-Module WebAdministration </text:p>
      <text:p text:style-name="P3"><text:s/></text:p>
      <text:p text:style-name="P3"><text:tab/># Pulls the app pool list based on the credentials and whether it is stopped. <text:s/></text:p>
      <text:p text:style-name="P3"><text:tab/>$applicationPools = Get-ChildItem IIS:\AppPools | where { ($_.processModel.userName -eq "$Using:username") -and ($_.state -eq "Stopped") } </text:p>
      <text:p text:style-name="P3"/>
      <text:p text:style-name="P3"><text:tab/><text:tab/> <text:s/>$Pools = $applicationPools.name # Not sure why this is here to be honest. Not used anywhere but left in case it's ever needed </text:p>
      <text:p text:style-name="P3"><text:tab/><text:tab/> <text:s text:c="2"/></text:p>
      <text:p text:style-name="P3"><text:tab/><text:tab/><text:tab/>if($applicationPools) # Only runs the below process if there are any app pools to run against (if not null) </text:p>
      <text:p text:style-name="P3"><text:tab/><text:tab/><text:tab/><text:tab/>{ <text:tab/><text:tab/><text:tab/><text:tab/> <text:s/></text:p>
      <text:p text:style-name="P3"><text:tab/><text:tab/><text:tab/><text:tab/><text:tab/>foreach($pool in $applicationPools) </text:p>
      <text:p text:style-name="P3"><text:tab/><text:tab/><text:tab/><text:tab/><text:tab/> <text:s text:c="2"/>{ </text:p>
      <text:p text:style-name="P3"><text:tab/><text:tab/><text:tab/><text:tab/><text:tab/><text:tab/><text:tab/># Many powershell Commandlets and commands do not like variables pulled directly from outside of the invokation </text:p>
      <text:p text:style-name="P3"><text:tab/><text:tab/><text:tab/><text:tab/><text:tab/><text:tab/><text:tab/>$AppPool = $pool.name <text:s/></text:p>
      <text:p text:style-name="P3"><text:tab/><text:tab/><text:tab/><text:tab/><text:tab/><text:tab/><text:tab/>#Write-Host "`nChecking to see if $AppPool pool is running on"$Using:server"" -BackGroundColor White -ForeGroundColor Blue<text:tab/><text:tab/><text:tab/><text:tab/><text:tab/><text:tab/> </text:p>
      <text:p text:style-name="P3"/>
      <text:p text:style-name="P3"><text:tab/><text:tab/><text:tab/><text:tab/><text:tab/><text:tab/><text:tab/><text:tab/>Try <text:s/></text:p>
      <text:p text:style-name="P3"><text:tab/><text:tab/><text:tab/><text:tab/><text:tab/><text:tab/><text:tab/><text:tab/><text:tab/> { </text:p>
      <text:p text:style-name="P3"><text:tab/><text:tab/><text:tab/><text:tab/><text:tab/><text:tab/><text:tab/><text:tab/><text:tab/><text:tab/>(Start-WebAppPool -ErrorAction Continue -Name "$AppPool"); </text:p>
      <text:p text:style-name="P3"><text:tab/><text:tab/><text:tab/><text:tab/><text:tab/><text:tab/><text:tab/><text:tab/><text:tab/><text:tab/>Write-Host "`nStarted AppPool $AppPool on $Using:server" -ForegroundColor White -BackGroundColor Yellow<text:tab/><text:tab/><text:tab/><text:tab/><text:tab/><text:tab/><text:tab/><text:tab/> </text:p>
      <text:p text:style-name="P3"><text:tab/><text:tab/><text:tab/><text:tab/><text:tab/><text:tab/><text:tab/><text:tab/><text:tab/> <text:s/>} </text:p>
      <text:p text:style-name="P3"/>
      <text:p text:style-name="P3"><text:tab/><text:tab/><text:tab/><text:tab/><text:tab/><text:tab/><text:tab/><text:tab/> Catch </text:p>
      <text:p text:style-name="P3"><text:tab/><text:tab/><text:tab/><text:tab/><text:tab/><text:tab/><text:tab/><text:tab/><text:tab/> <text:s/>{ </text:p>
      <text:p text:style-name="P3"><text:tab/><text:tab/><text:tab/><text:tab/><text:tab/><text:tab/><text:tab/><text:tab/><text:tab/><text:tab/>Write-Host "`n`nNo-Go on AppPool start for $AppPool on $Using:server with the account $Using:username" -ForegroundColor Red; </text:p>
      <text:p text:style-name="P3"><text:tab/><text:tab/><text:tab/><text:tab/><text:tab/><text:tab/><text:tab/><text:tab/><text:tab/><text:tab/>write-Host $_.Exception.Message </text:p>
      <text:p text:style-name="P3"><text:tab/><text:tab/><text:tab/><text:tab/><text:tab/><text:tab/><text:tab/><text:tab/><text:tab/> <text:s/>} </text:p>
      <text:p text:style-name="P3"><text:tab/><text:tab/><text:tab/><text:tab/><text:tab/><text:tab/>} </text:p>
      <text:p text:style-name="P3"><text:tab/><text:tab/><text:tab/><text:tab/>} </text:p>
      <text:p text:style-name="P3"><text:soft-page-break/><text:tab/><text:tab/><text:tab/>Else {Write-Host "`nNo App Pools using $Using:username need restarting on $Using:server" -ForeGroundColor Green} </text:p>
      <text:p text:style-name="P3">Exit-PSSession </text:p>
      <text:p text:style-name="P3">} -AsJob -JobName StartPoolz | Out-Null </text:p>
      <text:p text:style-name="P3">} </text:p>
      <text:p text:style-name="P3">Catch { Write-Host "Could not invoke a remote command to $server!`n" -ForeGroundColor Red; write-Host $_.Exception.Message } </text:p>
      <text:p text:style-name="P3">} <text:s/></text:p>
      <text:p text:style-name="P3">wait-job -Name StartPoolz -timeout $JobTimeout | Out-Null </text:p>
      <text:p text:style-name="P3">Receive-Job -Name StartPoolz </text:p>
      <text:p text:style-name="P3">Remove-Job StartPoolz | Out-Null <text:s text:c="3"/></text:p>
      <text:p text:style-name="P3">} </text:p>
      <text:p text:style-name="P3"># Clears or resets variables </text:p>
      <text:p text:style-name="P3">$accounts = $null <text:s/></text:p>
      <text:p text:style-name="P3">} </text:p>
      <text:p text:style-name="P3"/>
      <text:p text:style-name="P3"/>
      <text:p text:style-name="P3"/>
      <text:p text:style-name="P3">######################################## </text:p>
      <text:p text:style-name="P3"># Windows Services password changes </text:p>
      <text:p text:style-name="P3">######################################## </text:p>
      <text:p text:style-name="P3">function Set-WindowsServicesCreds </text:p>
      <text:p text:style-name="P3">{ </text:p>
      <text:p text:style-name="P3"/>
      <text:p text:style-name="P3">### Grabs the accounts to be changed in the global variable of $accounts </text:p>
      <text:p text:style-name="P3">$passwords = ConvertFrom-Csv $accounts # Acquired from parent function </text:p>
      <text:p text:style-name="P3">$passwords | foreach { </text:p>
      <text:p text:style-name="P3">$newpwd1 = $_.NewPassword </text:p>
      <text:p text:style-name="P3">$username = $_.Username </text:p>
      <text:p text:style-name="P3">$newpassword = ConvertTo-SecureString -String $newpwd1 -AsPlainText -Force </text:p>
      <text:p text:style-name="P3"/>
      <text:p text:style-name="P3">Foreach ($server in $SPServers) </text:p>
      <text:p text:style-name="P3">{ </text:p>
      <text:p text:style-name="P3">#Write-Host "`n`n`n`nInitiating remote connection to $server...`n" -ForegroundColor DarkGreen -BackgroundColor Cyan </text:p>
      <text:p text:style-name="P3">$SessionOption = New-PSSessionOption -IncludePortInSPN </text:p>
      <text:p text:style-name="P3">Invoke-Command -ComputerName "$server" -SessionOption $SessionOption -ErrorAction Stop -ScriptBlock { </text:p>
      <text:p text:style-name="P3"/>
      <text:p text:style-name="P3">#Write-Host "`nConnection to $Using:server established!`n" -ForegroundColor Green </text:p>
      <text:p text:style-name="P3">Write-Host "`n`nChecking for services that use the account: $Using:username on $Using:server `n" -ForegroundColor Black -BackgroundColor White </text:p>
      <text:p text:style-name="P3"/>
      <text:p text:style-name="P3"><text:soft-page-break/>$WinServices = Get-CimInstance win32_service | Where {$_.StartName -eq "$Using:username"} </text:p>
      <text:p text:style-name="P3"/>
      <text:p text:style-name="P3">if($WinServices) </text:p>
      <text:p text:style-name="P3">{ </text:p>
      <text:p text:style-name="P3"><text:tab/>foreach ($s in $WinServices) <text:s text:c="4"/></text:p>
      <text:p text:style-name="P3"><text:tab/><text:tab/>{ <text:s text:c="5"/></text:p>
      <text:p text:style-name="P3"><text:tab/><text:tab/><text:tab/>if($s) <text:s/></text:p>
      <text:p text:style-name="P3"><text:tab/><text:tab/><text:tab/><text:tab/>{ </text:p>
      <text:p text:style-name="P3"><text:tab/><text:tab/><text:tab/><text:tab/> </text:p>
      <text:p text:style-name="P3"><text:tab/><text:tab/><text:tab/><text:tab/># The CimMethod is not smart and does not know which property of a value to pull. They must be specified or </text:p>
      <text:p text:style-name="P3"><text:tab/><text:tab/><text:tab/><text:tab/># or the command will fail without notice or feedback. A successful command will generate a '0' status code in the out-file </text:p>
      <text:p text:style-name="P3"><text:tab/><text:tab/><text:tab/><text:tab/><text:tab/>$serv = $s.Name # Must use short name and cannot use the '$Using:' method in CIM commands </text:p>
      <text:p text:style-name="P3"><text:tab/><text:tab/><text:tab/><text:tab/><text:tab/>$pass = $Using:newpwd1 # Cannot use '$Using:' and Encrypted password for CIM methods **CONFIRMED** </text:p>
      <text:p text:style-name="P3"><text:tab/><text:tab/><text:tab/><text:tab/><text:tab/><text:tab/> </text:p>
      <text:p text:style-name="P3"><text:tab/><text:tab/><text:tab/><text:tab/><text:tab/>Try </text:p>
      <text:p text:style-name="P3"><text:tab/><text:tab/><text:tab/><text:tab/><text:tab/><text:tab/>{ <text:s text:c="3"/></text:p>
      <text:p text:style-name="P3"><text:tab/><text:tab/><text:tab/><text:tab/><text:tab/><text:tab/><text:tab/>Write-Host "Changing password for"$s.Name"to $Using:newpwd1 on $Using:server" -BackgroundColor DarkMagenta -ForegroundColor Green </text:p>
      <text:p text:style-name="P3"><text:tab/><text:tab/><text:tab/><text:tab/><text:tab/><text:tab/><text:tab/>Invoke-CimMethod -Name Change -Arguments @{StartPassword="$pass"} -Query "Select * from Win32_service where Name='$serv'" | out-file "c:\allowed\scripts\CIMresults.txt" #Verify a '0' status code in this file if necessary (0 means successful)<text:tab/> </text:p>
      <text:p text:style-name="P3"><text:tab/><text:tab/><text:tab/><text:tab/><text:tab/><text:tab/><text:tab/><text:tab/><text:tab/><text:tab/><text:tab/><text:tab/><text:tab/><text:tab/><text:tab/><text:tab/><text:tab/><text:tab/> </text:p>
      <text:p text:style-name="P3"><text:tab/><text:tab/><text:tab/><text:tab/><text:tab/><text:tab/><text:tab/>Write-Host "" </text:p>
      <text:p text:style-name="P3"><text:tab/><text:tab/><text:tab/><text:tab/><text:tab/><text:tab/>} </text:p>
      <text:p text:style-name="P3"><text:tab/><text:tab/><text:tab/><text:tab/><text:tab/><text:tab/> </text:p>
      <text:p text:style-name="P3"><text:tab/><text:tab/><text:tab/><text:tab/><text:tab/>Catch </text:p>
      <text:p text:style-name="P3"><text:tab/><text:tab/><text:tab/><text:tab/><text:tab/><text:tab/>{ </text:p>
      <text:p text:style-name="P3"><text:tab/><text:tab/><text:tab/><text:tab/><text:tab/><text:tab/><text:tab/>Write-Host "No-Go on the password Change"; </text:p>
      <text:p text:style-name="P3"><text:tab/><text:tab/><text:tab/><text:tab/><text:tab/><text:tab/><text:tab/>write-Host $_.Exception.Message </text:p>
      <text:p text:style-name="P3"><text:tab/><text:tab/><text:tab/><text:tab/><text:tab/><text:tab/>} </text:p>
      <text:p text:style-name="P3"><text:tab/><text:tab/><text:tab/><text:tab/>} #End of if </text:p>
      <text:p text:style-name="P3"><text:tab/>} #End of foreach ($s in $WinServices) <text:s text:c="3"/></text:p>
      <text:p text:style-name="P3"/>
      <text:p text:style-name="P3">Exit-PSSession </text:p>
      <text:p text:style-name="P3">} # End of If </text:p>
      <text:p text:style-name="P3">else {Write-Host "No Windows services to update on $Using:server`n" <text:soft-page-break/>-ForegroundColor Yellow} </text:p>
      <text:p text:style-name="P3">} -AsJob -JobName SetServCredz | Out-Null # End of Invoke / -ScriptBlock </text:p>
      <text:p text:style-name="P3">} # End of Foreach ($server in $SPServers) </text:p>
      <text:p text:style-name="P3">wait-job -Name SetServCredz -timeout $JobTimeout | Out-Null </text:p>
      <text:p text:style-name="P3">Receive-Job -Name SetServCredz </text:p>
      <text:p text:style-name="P3">Remove-Job SetServCredz | Out-Null </text:p>
      <text:p text:style-name="P3">} # End of $passwords | foreach </text:p>
      <text:p text:style-name="P3"/>
      <text:p text:style-name="P3"/>
      <text:p text:style-name="P3">} # End of function Set-WindowsServicesCreds </text:p>
      <text:p text:style-name="P3"/>
      <text:p text:style-name="P3"/>
      <text:p text:style-name="P3"/>
      <text:p text:style-name="P3"/>
      <text:p text:style-name="P3"/>
      <text:p text:style-name="P3">########################################################################### </text:p>
      <text:p text:style-name="P3"># (SharePoint) Restart Windows Services </text:p>
      <text:p text:style-name="P3">########################################################################### </text:p>
      <text:p text:style-name="P3">function Restart-WindowsServices </text:p>
      <text:p text:style-name="P3">{ </text:p>
      <text:p text:style-name="P3"/>
      <text:p text:style-name="P3">#Get List of accounts </text:p>
      <text:p text:style-name="P3">$accounts = (Import-Csv $InputFile | Where {(($_ -notmatch "mssql") -and ($_ -notmatch "agent") -and ($_ -notmatch "ssas") )} | ConvertTo-CSV -NoTypeInformation | % {$_ -replace '"',''}) | Out-String<text:tab/> </text:p>
      <text:p text:style-name="P3"/>
      <text:p text:style-name="P3">Write-Host "`n`n`nRestarting Windows services...." -BackGroundColor White -ForeGroundColor Blue </text:p>
      <text:p text:style-name="P3">Write-Host "`nPlease be patient...." -ForeGroundColor Yellow </text:p>
      <text:p text:style-name="P3"/>
      <text:p text:style-name="P3">#Loops a list of user accounts to check on each server <text:s/></text:p>
      <text:p text:style-name="P3">$passwords = ConvertFrom-Csv $accounts # Acquired from parent function </text:p>
      <text:p text:style-name="P3">$passwords | foreach { </text:p>
      <text:p text:style-name="P3">$username = $_.Username </text:p>
      <text:p text:style-name="P3"/>
      <text:p text:style-name="P3">foreach ($srv in $SPServers) </text:p>
      <text:p text:style-name="P3"><text:s text:c="3"/>{ <text:s text:c="8"/></text:p>
      <text:p text:style-name="P3"><text:s text:c="7"/>#Write-Host "`n`n`n`nConnecting to $srv to check for stopped services using $username...`n" -ForegroundColor DarkGreen -BackgroundColor Cyan </text:p>
      <text:p text:style-name="P3"><text:s text:c="7"/>$SessionOption = New-PSSessionOption -IncludePortInSPN </text:p>
      <text:p text:style-name="P3"><text:s text:c="7"/>Invoke-Command -ComputerName $srv -SessionOption $SessionOption -ErrorAction Stop -ScriptBlock { </text:p>
      <text:p text:style-name="P3"><text:s text:c="7"/></text:p>
      <text:p text:style-name="P3"><text:s text:c="7"/>$WinServices = Get-CimInstance win32_service | Where {(($_.StartName <text:soft-page-break/>-eq "$Using:username") -and ($_.State -eq "Running") -and ($_.StartMode -ne "Disabled") )} </text:p>
      <text:p text:style-name="P3"><text:s text:c="9"/></text:p>
      <text:p text:style-name="P3"><text:s text:c="7"/>if($WinServices) </text:p>
      <text:p text:style-name="P3"><text:s text:c="15"/>{ <text:s text:c="3"/></text:p>
      <text:p text:style-name="P3"><text:tab/><text:tab/><text:tab/><text:tab/><text:tab/>foreach ($srvc in $WinServices)<text:tab/> </text:p>
      <text:p text:style-name="P3"><text:tab/><text:tab/><text:tab/><text:tab/><text:tab/><text:tab/>{ </text:p>
      <text:p text:style-name="P3"><text:tab/><text:tab/><text:tab/><text:tab/><text:tab/><text:tab/><text:tab/>$service = $srvc.DisplayName </text:p>
      <text:p text:style-name="P3"><text:tab/><text:tab/><text:tab/><text:tab/><text:tab/><text:tab/><text:tab/>$svc = $srvc.Name <text:s text:c="26"/></text:p>
      <text:p text:style-name="P3"><text:tab/><text:tab/><text:tab/><text:tab/><text:tab/> <text:s text:c="2"/></text:p>
      <text:p text:style-name="P3"><text:tab/><text:tab/><text:tab/><text:tab/><text:tab/><text:tab/><text:tab/>Try <text:s/></text:p>
      <text:p text:style-name="P3"><text:tab/><text:tab/><text:tab/><text:tab/><text:tab/><text:tab/><text:tab/><text:tab/><text:tab/>{ </text:p>
      <text:p text:style-name="P3"><text:tab/><text:tab/><text:tab/><text:tab/><text:tab/><text:tab/><text:tab/><text:tab/><text:tab/><text:tab/>Restart-Service -DisplayName $service -ErrorAction Continue; <text:s/></text:p>
      <text:p text:style-name="P3"><text:tab/><text:tab/><text:tab/><text:tab/><text:tab/><text:tab/><text:tab/><text:tab/><text:tab/><text:tab/>Write-Host "`nRestarted $service on $Using:srv" -ForeGroundColor Green #-BackgroundColor Green <text:s text:c="2"/></text:p>
      <text:p text:style-name="P3"><text:tab/><text:tab/><text:tab/><text:tab/><text:tab/><text:tab/><text:tab/><text:tab/><text:tab/><text:tab/>#Write-Color -text "`nRestarted " , "$service " , "on $Using:srv" -Color Green,Yellow,White </text:p>
      <text:p text:style-name="P3"><text:tab/><text:tab/><text:tab/><text:tab/><text:tab/><text:tab/><text:tab/><text:tab/><text:tab/>} </text:p>
      <text:p text:style-name="P3"/>
      <text:p text:style-name="P3"><text:tab/><text:tab/><text:tab/><text:tab/><text:tab/><text:tab/><text:tab/>Catch <text:s/></text:p>
      <text:p text:style-name="P3"><text:tab/><text:tab/><text:tab/><text:tab/><text:tab/><text:tab/><text:tab/><text:tab/><text:tab/>{ </text:p>
      <text:p text:style-name="P3"><text:tab/><text:tab/><text:tab/><text:tab/><text:tab/><text:tab/><text:tab/><text:tab/><text:tab/><text:tab/>Write-Host "`n`nService could not be restarted on "$srv":" -ForegroundColor Red; </text:p>
      <text:p text:style-name="P3"><text:tab/><text:tab/><text:tab/><text:tab/><text:tab/><text:tab/><text:tab/><text:tab/><text:tab/><text:tab/>write-Host $_.Exception.Message<text:tab/><text:tab/><text:tab/><text:tab/> </text:p>
      <text:p text:style-name="P3"><text:tab/><text:tab/><text:tab/><text:tab/><text:tab/><text:tab/><text:tab/><text:tab/><text:tab/>} <text:s text:c="23"/></text:p>
      <text:p text:style-name="P3"><text:tab/><text:tab/><text:tab/><text:tab/><text:tab/><text:tab/>}<text:tab/><text:tab/><text:tab/> </text:p>
      <text:p text:style-name="P3"><text:s text:c="15"/>}<text:tab/> </text:p>
      <text:p text:style-name="P3"><text:tab/><text:tab/><text:tab/><text:tab/> </text:p>
      <text:p text:style-name="P3"><text:s text:c="7"/>else {} </text:p>
      <text:p text:style-name="P3"/>
      <text:p text:style-name="P3">Exit-PSSession<text:tab/><text:tab/> </text:p>
      <text:p text:style-name="P3"/>
      <text:p text:style-name="P3">} -AsJob -JobName RestartServz | Out-Null </text:p>
      <text:p text:style-name="P3">} </text:p>
      <text:p text:style-name="P3">wait-job -Name RestartServz -timeout $JobTimeout | Out-Null </text:p>
      <text:p text:style-name="P3">Receive-Job -Name RestartServz </text:p>
      <text:p text:style-name="P3">Remove-Job RestartServz | Out-Null </text:p>
      <text:p text:style-name="P3">} </text:p>
      <text:p text:style-name="P3">} </text:p>
      <text:p text:style-name="P3"/>
      <text:p text:style-name="P3"/>
      <text:p text:style-name="P3"/>
      <text:p text:style-name="P3">######################################## </text:p>
      <text:p text:style-name="P3"><text:soft-page-break/># Recycle SharePoint specific AppPools </text:p>
      <text:p text:style-name="P3">######################################## </text:p>
      <text:p text:style-name="P3">function Recycle-AppPools </text:p>
      <text:p text:style-name="P3">{ </text:p>
      <text:p text:style-name="P3">#This may need to be modified to match whichever configuration is being used. This should be assigned as a paramater above </text:p>
      <text:p text:style-name="P3">$accounts = (Import-Csv $InputFile | Where {(($_ -notmatch "mssql") -and ($_ -notmatch "agent") -and ($_ -notmatch "ssas") )} | ConvertTo-CSV -NoTypeInformation | % {$_ -replace '"',''}) | Out-String<text:tab/> </text:p>
      <text:p text:style-name="P3"/>
      <text:p text:style-name="P3">Write-Host "`n`n`nRecycling / Restarting any SharePoint AppPools...." -BackGroundColor White -ForeGroundColor Blue </text:p>
      <text:p text:style-name="P3">Write-Host "`nPlease be patient...." -ForeGroundColor Yellow </text:p>
      <text:p text:style-name="P3"/>
      <text:p text:style-name="P3">$accounts = ConvertFrom-Csv $accounts <text:s/></text:p>
      <text:p text:style-name="P3">$accounts | foreach { </text:p>
      <text:p text:style-name="P3">$username = $_.Username #Pulled from the Username column </text:p>
      <text:p text:style-name="P3"/>
      <text:p text:style-name="P3">#Pulled from a global variable-function that programatically pulls the SharePoint servers. Can be done via array </text:p>
      <text:p text:style-name="P3">Foreach ($server in $SPServers) <text:s/></text:p>
      <text:p text:style-name="P3">{ </text:p>
      <text:p text:style-name="P3"><text:tab/> </text:p>
      <text:p text:style-name="P3">Try { </text:p>
      <text:p text:style-name="P3"><text:s text:c="7"/>$SessionOption = New-PSSessionOption -IncludePortInSPN #Forces the port specified in the SPN </text:p>
      <text:p text:style-name="P3"><text:s text:c="7"/>Invoke-Command -ComputerName $server -SessionOption $SessionOption -ErrorAction Stop -ScriptBlock { #Uses the session created above using the port in the SPN </text:p>
      <text:p text:style-name="P3"><text:s text:c="7"/>Import-Module WebAdministration </text:p>
      <text:p text:style-name="P3"><text:s/></text:p>
      <text:p text:style-name="P3"><text:tab/> <text:s text:c="7"/># Pulls the app pool list based on the credentials and whether it is stopped. <text:s/></text:p>
      <text:p text:style-name="P3"><text:tab/> <text:s text:c="7"/>$applicationPools = Get-ChildItem IIS:\AppPools | where { ($_.processModel.userName -eq "$Using:username") -and ($_.state -eq "Started") } </text:p>
      <text:p text:style-name="P3"/>
      <text:p text:style-name="P3"><text:tab/><text:tab/> <text:s text:c="9"/>$Pools = $applicationPools.name # Not sure why this is here to be honest. Not used anywhere but left in case it's ever needed </text:p>
      <text:p text:style-name="P3"><text:tab/><text:tab/> <text:s text:c="2"/></text:p>
      <text:p text:style-name="P3"><text:tab/><text:tab/><text:tab/> <text:s text:c="7"/>if($applicationPools) # Only runs the below process if there are any app pools to run against (if not null) </text:p>
      <text:p text:style-name="P3"><text:tab/><text:tab/><text:tab/><text:tab/> <text:s text:c="7"/>{ <text:tab/><text:tab/><text:tab/><text:tab/> <text:s/></text:p>
      <text:p text:style-name="P3"><text:tab/><text:tab/><text:tab/><text:tab/><text:tab/> <text:s text:c="7"/>foreach($pool in $applicationPools) </text:p>
      <text:p text:style-name="P3"><text:tab/><text:tab/><text:tab/><text:tab/><text:tab/> <text:s text:c="10"/>{ </text:p>
      <text:p text:style-name="P3"><text:s text:c="35"/># Many powershell Commandlets and commands do <text:soft-page-break/>not like variables pulled directly from outside of the invokation </text:p>
      <text:p text:style-name="P3"><text:tab/><text:tab/><text:tab/><text:tab/><text:tab/><text:tab/><text:tab/> <text:s text:c="7"/>$AppPool = $pool.name <text:s/></text:p>
      <text:p text:style-name="P3"><text:tab/><text:tab/><text:tab/><text:tab/><text:tab/><text:tab/><text:tab/> <text:s text:c="7"/>#Write-Host "`nChecking to see if $AppPool pool is running on"$Using:server"" -BackGroundColor White -ForeGroundColor Blue<text:tab/><text:tab/><text:tab/><text:tab/><text:tab/><text:tab/> </text:p>
      <text:p text:style-name="P3"/>
      <text:p text:style-name="P3"><text:tab/><text:tab/><text:tab/><text:tab/><text:tab/><text:tab/><text:tab/><text:tab/> <text:s text:c="7"/>Try <text:s/></text:p>
      <text:p text:style-name="P3"><text:tab/><text:tab/><text:tab/><text:tab/><text:tab/><text:tab/><text:tab/><text:tab/><text:tab/> <text:s text:c="8"/>{ </text:p>
      <text:p text:style-name="P3"><text:tab/><text:tab/><text:tab/><text:tab/><text:tab/><text:tab/><text:tab/><text:tab/><text:tab/><text:tab/> <text:s text:c="7"/>(Restart-WebAppPool -ErrorAction Continue -Name "$AppPool"); </text:p>
      <text:p text:style-name="P3"><text:tab/><text:tab/><text:tab/><text:tab/><text:tab/><text:tab/><text:tab/><text:tab/><text:tab/><text:tab/> <text:s text:c="7"/>Write-Host "`nRecycled $AppPool on $Using:server" -ForegroundColor White -BackGroundColor Black<text:tab/><text:tab/><text:tab/><text:tab/><text:tab/><text:tab/><text:tab/><text:tab/> </text:p>
      <text:p text:style-name="P3"><text:tab/><text:tab/><text:tab/><text:tab/><text:tab/><text:tab/><text:tab/><text:tab/><text:tab/> <text:s text:c="9"/>} </text:p>
      <text:p text:style-name="P3"/>
      <text:p text:style-name="P3"><text:tab/><text:tab/><text:tab/><text:tab/><text:tab/><text:tab/><text:tab/><text:tab/> <text:s text:c="8"/>Catch </text:p>
      <text:p text:style-name="P3"><text:tab/><text:tab/><text:tab/><text:tab/><text:tab/><text:tab/><text:tab/><text:tab/><text:tab/> <text:s text:c="9"/>{ </text:p>
      <text:p text:style-name="P3"><text:tab/><text:tab/><text:tab/><text:tab/><text:tab/><text:tab/><text:tab/><text:tab/><text:tab/><text:tab/> <text:s text:c="7"/>Write-Host "`n`nNo-Go Recyle for $AppPool on $Using:server" -ForegroundColor Red; </text:p>
      <text:p text:style-name="P3"><text:tab/><text:tab/><text:tab/><text:tab/><text:tab/><text:tab/><text:tab/><text:tab/><text:tab/><text:tab/> <text:s text:c="7"/>write-Host $_.Exception.Message </text:p>
      <text:p text:style-name="P3"><text:tab/><text:tab/><text:tab/><text:tab/><text:tab/><text:tab/><text:tab/><text:tab/><text:tab/> <text:s text:c="9"/>} </text:p>
      <text:p text:style-name="P3"><text:tab/><text:tab/><text:tab/><text:tab/><text:tab/><text:tab/> <text:s text:c="7"/>} </text:p>
      <text:p text:style-name="P3"><text:tab/><text:tab/><text:tab/><text:tab/> <text:s text:c="7"/>} </text:p>
      <text:p text:style-name="P3"/>
      <text:p text:style-name="P3"><text:tab/><text:tab/><text:tab/> <text:s text:c="7"/>Else {} </text:p>
      <text:p text:style-name="P3"/>
      <text:p text:style-name="P3">Exit-PSSession </text:p>
      <text:p text:style-name="P3">} -AsJob -JobName RecyclePoolz | Out-Null </text:p>
      <text:p text:style-name="P3">} </text:p>
      <text:p text:style-name="P3">Catch { Write-Host "Could not invoke a remote command to $server!`n" -ForeGroundColor Red; write-Host $_.Exception.Message } </text:p>
      <text:p text:style-name="P3">} <text:s/></text:p>
      <text:p text:style-name="P3">wait-job -Name RecyclePoolz -timeout $JobTimeout | Out-Null </text:p>
      <text:p text:style-name="P3">Receive-Job -Name RecyclePoolz </text:p>
      <text:p text:style-name="P3">Remove-Job RecyclePoolz | Out-Null <text:s text:c="3"/></text:p>
      <text:p text:style-name="P3">} </text:p>
      <text:p text:style-name="P3"># Clears or resets variables </text:p>
      <text:p text:style-name="P3">$accounts = $null <text:s/></text:p>
      <text:p text:style-name="P3">} </text:p>
      <text:p text:style-name="P3"/>
      <text:p text:style-name="P3"/>
      <text:p text:style-name="P3"/>
      <text:p text:style-name="P3">########################################################################### </text:p>
      <text:p text:style-name="P3"># (SharePoint) Updates Passwords SharePoint Managed Accounts </text:p>
      <text:p text:style-name="P3"><text:soft-page-break/>########################################################################### </text:p>
      <text:p text:style-name="P3">function UpdateSPManagedAccounts </text:p>
      <text:p text:style-name="P3">{ </text:p>
      <text:p text:style-name="P3">Write-Host "`n`n Starting process to change passwords in the SharePoint Farm itself!`n" -BackgroundColor White -ForeGroundColor Blue </text:p>
      <text:p text:style-name="P3"/>
      <text:p text:style-name="P3"><text:tab/>if ($FunctionCheck -eq "yes") { </text:p>
      <text:p text:style-name="P3"># Grabs the accounts to be changed in the tempcsv and changes the passwords <text:s/></text:p>
      <text:p text:style-name="P3">$passwords = ConvertFrom-Csv $accounts # Acquired from parent function </text:p>
      <text:p text:style-name="P3">$passwords | foreach { </text:p>
      <text:p text:style-name="P3">$newpwd1 = $_.NewPassword </text:p>
      <text:p text:style-name="P3">$username = $_.Username </text:p>
      <text:p text:style-name="P3">$newpassword = <text:s/>ConvertTo-SecureString -String $newpwd1 -AsPlainText -Force </text:p>
      <text:p text:style-name="P3"/>
      <text:p text:style-name="P3">if ($newpassword) </text:p>
      <text:p text:style-name="P3">{ </text:p>
      <text:p text:style-name="P3">Try<text:tab/><text:tab/>{ </text:p>
      <text:p text:style-name="P3"><text:tab/><text:tab/><text:tab/># This assumes that the passwords are already changed in AD. <text:s/></text:p>
      <text:p text:style-name="P1"><text:span text:style-name="T1"><text:tab/><text:tab/><text:tab/>Write-Host Changing SharePoint passwords for $username to $newpwd1</text:span><text:span text:style-name="T2"> -ForegroundColor Blue -BackgroundColor Yellow; </text:span></text:p>
      <text:p text:style-name="P4"><text:tab/><text:tab/><text:tab/>Set-SPManagedAccount -Identity $username -ExistingPassword $newpassword -Confirm:$false -UseExistingPassword:$true -ErrorAction Continue </text:p>
      <text:p text:style-name="P4"><text:tab/><text:tab/>} </text:p>
      <text:p text:style-name="P4"/>
      <text:p text:style-name="P4">Catch <text:tab/>{ </text:p>
      <text:p text:style-name="P4"><text:tab/><text:tab/><text:tab/>Write-Host "Error received updating the service account via Managed Accounts! Please review the logs and try again" </text:p>
      <text:p text:style-name="P4"><text:tab/><text:tab/><text:tab/>write-Host $_.Exception.Message <text:s/></text:p>
      <text:p text:style-name="P4"><text:tab/><text:tab/><text:tab/>pause </text:p>
      <text:p text:style-name="P4"><text:tab/><text:tab/>} </text:p>
      <text:p text:style-name="P4">} # End If </text:p>
      <text:p text:style-name="P4">} </text:p>
      <text:p text:style-name="P4">Write-Host "`n`nPausing for 1-minute to give the Timer Services time to process the changes across the farm..." -ForeGroundColor White </text:p>
      <text:p text:style-name="P4">Start-Sleep 60 </text:p>
      <text:p text:style-name="P4">} </text:p>
      <text:p text:style-name="P4">else <text:s/></text:p>
      <text:p text:style-name="P4"><text:tab/>{ </text:p>
      <text:p text:style-name="P4"><text:tab/><text:tab/>Write-Host "This function must be launched from another function. Cancelling Action!" -ForeGroundColor Red; </text:p>
      <text:p text:style-name="P4"><text:tab/><text:tab/>Exit </text:p>
      <text:p text:style-name="P4"><text:soft-page-break/><text:tab/>} <text:s/></text:p>
      <text:p text:style-name="P4">}## End of UpdateSPManagedAccounts function </text:p>
      <text:p text:style-name="P4"/>
      <text:p text:style-name="P4"/>
      <text:p text:style-name="P4">########################################################### </text:p>
      <text:p text:style-name="P4"># Checking if Accounts locked out in AD </text:p>
      <text:p text:style-name="P4">########################################################### </text:p>
      <text:p text:style-name="P4">function Check-LockedOut </text:p>
      <text:p text:style-name="P4">{ </text:p>
      <text:p text:style-name="P4">$ADaccounts = (Import-Csv $InputFile | ConvertTo-CSV -NoTypeInformation | % {$_ -replace '"',''}) | Out-String<text:tab/> </text:p>
      <text:p text:style-name="P4">$users = ConvertFrom-Csv $ADaccounts <text:s/></text:p>
      <text:p text:style-name="P4"/>
      <text:p text:style-name="P4">Write-Host "`n`nChecking Account lockout status..." -ForeGroundColor Blue -BackGroundColor White </text:p>
      <text:p text:style-name="P4"><text:tab/> </text:p>
      <text:p text:style-name="P4"># Removes the domain and back-slash<text:tab/>from the username </text:p>
      <text:p text:style-name="P4">Foreach ($user in $users) </text:p>
      <text:p text:style-name="P4"><text:tab/><text:tab/>{ </text:p>
      <text:p text:style-name="P4"/>
      <text:p text:style-name="P4"><text:s text:c="11"/>$un = $user.username.split('\')[-1] </text:p>
      <text:p text:style-name="P4"><text:s text:c="11"/>$pw = $user.newpassword </text:p>
      <text:p text:style-name="P4"/>
      <text:p text:style-name="P4"><text:s text:c="15"/>$locked = (Get-Aduser $un -Properties LockedOut).LockedOut </text:p>
      <text:p text:style-name="P4"><text:tab/><text:tab/><text:tab/><text:tab/> </text:p>
      <text:p text:style-name="P4"><text:tab/><text:tab/><text:tab/><text:tab/><text:tab/>if($locked) <text:s/></text:p>
      <text:p text:style-name="P4"><text:tab/><text:tab/><text:tab/><text:tab/><text:tab/><text:tab/>{ </text:p>
      <text:p text:style-name="P4"><text:tab/><text:tab/><text:tab/><text:tab/><text:tab/><text:tab/><text:tab/>write-host "`n$un is Locked out!`n" -ForeGroundColor Red </text:p>
      <text:p text:style-name="P4"><text:tab/><text:tab/><text:tab/><text:tab/><text:tab/><text:tab/><text:tab/>Write-Host "Attempting to unlock the account..." -ForeGroundColor Yellow </text:p>
      <text:p text:style-name="P4"><text:tab/><text:tab/><text:tab/><text:tab/><text:tab/><text:tab/><text:tab/><text:tab/>Try <text:s/></text:p>
      <text:p text:style-name="P4"><text:tab/><text:tab/><text:tab/><text:tab/><text:tab/><text:tab/><text:tab/><text:tab/><text:tab/><text:tab/>{ </text:p>
      <text:p text:style-name="P4"><text:tab/><text:tab/><text:tab/><text:tab/><text:tab/><text:tab/><text:tab/><text:tab/><text:tab/><text:tab/><text:tab/>Unlock-ADAccount -Identity $un -ErrorAction Continue; </text:p>
      <text:p text:style-name="P4"><text:tab/><text:tab/><text:tab/><text:tab/><text:tab/><text:tab/><text:tab/><text:tab/><text:tab/><text:tab/><text:tab/>Write-Host "`nAccount $un is now unlocked!`n`n" -ForegroundColor Green<text:tab/><text:tab/><text:tab/><text:tab/><text:tab/><text:tab/> </text:p>
      <text:p text:style-name="P4"><text:tab/><text:tab/><text:tab/><text:tab/><text:tab/><text:tab/><text:tab/><text:tab/><text:tab/><text:tab/>} </text:p>
      <text:p text:style-name="P4"><text:tab/><text:tab/><text:tab/><text:tab/><text:tab/><text:tab/><text:tab/><text:tab/>Catch </text:p>
      <text:p text:style-name="P4"><text:tab/><text:tab/><text:tab/><text:tab/><text:tab/><text:tab/><text:tab/><text:tab/><text:tab/><text:tab/>{ </text:p>
      <text:p text:style-name="P4"><text:tab/><text:tab/><text:tab/><text:tab/><text:tab/><text:tab/><text:tab/><text:tab/><text:tab/><text:tab/><text:tab/>Write-Host "Could not unlock the account. Verify and manually update the password in AD!`n`n" -BackGroundColor Yellow ForeGroundColor Red </text:p>
      <text:p text:style-name="P4"><text:soft-page-break/><text:tab/><text:tab/><text:tab/><text:tab/><text:tab/><text:tab/><text:tab/><text:tab/><text:tab/><text:tab/><text:tab/>Pause </text:p>
      <text:p text:style-name="P4"><text:tab/><text:tab/><text:tab/><text:tab/><text:tab/><text:tab/><text:tab/><text:tab/><text:tab/><text:tab/>} </text:p>
      <text:p text:style-name="P4"><text:tab/><text:tab/><text:tab/><text:tab/><text:tab/><text:tab/><text:tab/><text:tab/> </text:p>
      <text:p text:style-name="P4"><text:tab/><text:tab/><text:tab/><text:tab/><text:tab/><text:tab/>} </text:p>
      <text:p text:style-name="P4"><text:tab/><text:tab/><text:tab/><text:tab/><text:tab/> </text:p>
      <text:p text:style-name="P4"><text:tab/><text:tab/><text:tab/><text:tab/><text:tab/>else {write-host "`n$un is not locked out!`n" -foregroundcolor Green} </text:p>
      <text:p text:style-name="P4"><text:tab/><text:tab/>} </text:p>
      <text:p text:style-name="P4">} </text:p>
      <text:p text:style-name="P4"/>
      <text:p text:style-name="P4"/>
      <text:p text:style-name="P4"/>
      <text:p text:style-name="P4">########################################################### </text:p>
      <text:p text:style-name="P4"># Updates Passwords in AD based on the $accounts variable </text:p>
      <text:p text:style-name="P4">########################################################### </text:p>
      <text:p text:style-name="P4">function UpdateAD </text:p>
      <text:p text:style-name="P4">{ </text:p>
      <text:p text:style-name="P4"/>
      <text:p text:style-name="P4"># Imports AD functionality </text:p>
      <text:p text:style-name="P4">Import-Module ActiveDirectory </text:p>
      <text:p text:style-name="P4">write-host "`n`nAD module imported..." </text:p>
      <text:p text:style-name="P4"/>
      <text:p text:style-name="P4"># Required because pulling directly from using the 'Global' method fails every time </text:p>
      <text:p text:style-name="P4">if($Global:accounts) {$accounts = $Global:accounts} </text:p>
      <text:p text:style-name="P4"/>
      <text:p text:style-name="P4"># Pulls in the specific accounts from the temp csv file to be changed </text:p>
      <text:p text:style-name="P4">$users = ConvertFrom-Csv $accounts <text:s/></text:p>
      <text:p text:style-name="P4"/>
      <text:p text:style-name="P4">Write-Host "Starting AD password changes..." -ForeGroundColor Blue -BackGroundColor Yellow </text:p>
      <text:p text:style-name="P4"><text:tab/> </text:p>
      <text:p text:style-name="P4"># Changes the AD passwords after removing the domain and back-slash<text:tab/> </text:p>
      <text:p text:style-name="P4">Foreach ($user in $users) </text:p>
      <text:p text:style-name="P4"><text:tab/><text:tab/>{ </text:p>
      <text:p text:style-name="P4"><text:s text:c="11"/>$un = $user.username.split('\')[-1] </text:p>
      <text:p text:style-name="P4"><text:s text:c="11"/>$pw = $user.newpassword </text:p>
      <text:p text:style-name="P4"/>
      <text:p text:style-name="P4"><text:tab/><text:tab/><text:tab/><text:tab/><text:tab/>Try { </text:p>
      <text:p text:style-name="P4"><text:tab/><text:tab/><text:tab/><text:tab/><text:tab/><text:tab/><text:tab/>$dn = Get-aduser $un | select -ExpandProperty DistinguishedName <text:s/></text:p>
      <text:p text:style-name="P4"><text:tab/><text:tab/><text:tab/><text:tab/><text:tab/><text:tab/><text:tab/>write-host "Changing passwords in AD for $un to $pw`n" -ForegroundColor DarkBlue -BackgroundColor <text:soft-page-break/>DarkYellow </text:p>
      <text:p text:style-name="P4"><text:tab/><text:tab/><text:tab/><text:tab/><text:tab/><text:tab/><text:tab/>Set-ADAccountPassword $dn -Reset -NewPassword (ConvertTo-SecureString -AsPlainText $pw -Force) -ErrorAction Stop <text:s/></text:p>
      <text:p text:style-name="P4"><text:tab/><text:tab/><text:tab/><text:tab/><text:tab/><text:tab/>} </text:p>
      <text:p text:style-name="P4"><text:tab/><text:tab/><text:tab/> </text:p>
      <text:p text:style-name="P4"><text:tab/><text:tab/> <text:s text:c="7"/>Catch <text:tab/>{ </text:p>
      <text:p text:style-name="P4"><text:tab/><text:tab/><text:tab/><text:tab/><text:tab/> <text:s text:c="7"/>Write-Host "`n`nError changing passwords in AD. Manually change the passwords in ADUC and then continue with the process once completed." -ForeGroundColor red -BackGroundColor Yellow; </text:p>
      <text:p text:style-name="P4"><text:tab/><text:tab/><text:tab/><text:tab/><text:tab/> <text:s text:c="7"/>pause<text:tab/><text:tab/><text:tab/><text:tab/><text:tab/><text:tab/> </text:p>
      <text:p text:style-name="P4"><text:tab/><text:tab/><text:tab/><text:tab/> <text:s text:c="7"/>}<text:tab/><text:tab/> </text:p>
      <text:p text:style-name="P4"><text:tab/><text:tab/>} </text:p>
      <text:p text:style-name="P4"><text:tab/><text:tab/> </text:p>
      <text:p text:style-name="P4"><text:tab/>Write-Host "`nWaiting for AD changes to Synchronize`n`n" -ForeGroundColor Yellow -BackGroundColor Red; </text:p>
      <text:p text:style-name="P4"><text:tab/>Start-Sleep 30; </text:p>
      <text:p text:style-name="P4"><text:tab/>#Pause </text:p>
      <text:p text:style-name="P4"><text:tab/>#cls </text:p>
      <text:p text:style-name="P4">} </text:p>
      <text:p text:style-name="P4"/>
      <text:p text:style-name="P4"/>
      <text:p text:style-name="P4"/>
      <text:p text:style-name="P4">### Acquires required accounts for SharePoint farm ### </text:p>
      <text:p text:style-name="P4">function Get-Accounts </text:p>
      <text:p text:style-name="P4"><text:tab/>{ </text:p>
      <text:p text:style-name="P4"><text:tab/><text:tab/>Write-Host "`n`nBuilding list of AD accounts...`n`n" -ForegroundColor Yellow </text:p>
      <text:p text:style-name="P4"><text:tab/><text:tab/>if($Global:accounts) </text:p>
      <text:p text:style-name="P4"><text:tab/><text:tab/><text:tab/>{$Global:accounts = $null} </text:p>
      <text:p text:style-name="P4"><text:tab/><text:tab/> </text:p>
      <text:p text:style-name="P4"><text:tab/><text:tab/>Start-Sleep 10 </text:p>
      <text:p text:style-name="P4"><text:tab/><text:tab/> </text:p>
      <text:p text:style-name="P4"><text:tab/><text:tab/>$Global:accounts = (Import-Csv $InputFile | Where {(($_ -notmatch "mssql") -and ($_ -notmatch "agent") -and ($_ -notmatch "ssas") )} | ConvertTo-CSV -NoTypeInformation | % {$_ -replace '"',''}) | Out-String<text:tab/> </text:p>
      <text:p text:style-name="P4"><text:tab/>} </text:p>
      <text:p text:style-name="P4"/>
      <text:p text:style-name="P4"><text:tab/> </text:p>
      <text:p text:style-name="P4">#################################################### </text:p>
      <text:p text:style-name="P4"># (SharePoint) Service Accounts Password Update </text:p>
      <text:p text:style-name="P4">#################################################### </text:p>
      <text:p text:style-name="P4">function ChangeSPServiceAccountPasswords #This is the primary function <text:soft-page-break/>for SharePoint Password changes <text:s/></text:p>
      <text:p text:style-name="P4">{ </text:p>
      <text:p text:style-name="P4"/>
      <text:p text:style-name="P4">### Checks for any running Logging / Transcripts and kills them before starting a new one for this script </text:p>
      <text:p text:style-name="P4">#try<text:tab/><text:tab/>{stop-transcript|out-null} </text:p>
      <text:p text:style-name="P4">#catch <text:tab/>[System.InvalidOperationException]{} </text:p>
      <text:p text:style-name="P4"/>
      <text:p text:style-name="P4">#Starts a new log file </text:p>
      <text:p text:style-name="P4">#Start-Transcript -Path $Logfile <text:s/></text:p>
      <text:p text:style-name="P4"/>
      <text:p text:style-name="P4"># Used for other functions to confirm they are initiated from this primary function </text:p>
      <text:p text:style-name="P4">$Global:FunctionCheck = "yes" </text:p>
      <text:p text:style-name="P4"/>
      <text:p text:style-name="P4">Write-Host `n `n `n </text:p>
      <text:p text:style-name="P4">Write-Host "This will change the service account passwords." -ForegroundColor Blue -BackGroundColor White </text:p>
      <text:p text:style-name="P4">Write-Host "`nDoing this will cause downtime with the SharePoint Farm!" -ForegroundColor Blue -BackGroundColor White </text:p>
      <text:p text:style-name="P4">Write-Host "`nAre you sure you want to perform this task??" -ForegroundColor Green </text:p>
      <text:p text:style-name="P4">$ChangePasswords = Read-Host ' Start the Service Account password change process? Yes or No. (Default no) ' <text:s text:c="2"/></text:p>
      <text:p text:style-name="P4">if (($ChangePasswords -eq 'yes') -or ($ChangePasswords -eq 'y')) <text:s/></text:p>
      <text:p text:style-name="P4"><text:tab/>{ </text:p>
      <text:p text:style-name="P4"><text:tab/> </text:p>
      <text:p text:style-name="P4"><text:tab/><text:tab/>#Verifies that all sharepoint servers can be access with 'invoke-command' </text:p>
      <text:p text:style-name="P4"><text:tab/><text:tab/>WinRMVerify </text:p>
      <text:p text:style-name="P4"/>
      <text:p text:style-name="P4"><text:tab/><text:tab/># Creates CSV formated variable to use for determining which accounts get their passwords updated </text:p>
      <text:p text:style-name="P4"><text:tab/><text:tab/># Does not include the SQL and Agent accounts </text:p>
      <text:p text:style-name="P4"><text:tab/><text:tab/>Get-Accounts </text:p>
      <text:p text:style-name="P4"/>
      <text:p text:style-name="P4"><text:tab/><text:tab/># Updates AD </text:p>
      <text:p text:style-name="P4"><text:tab/><text:tab/>UpdateAD </text:p>
      <text:p text:style-name="P4"/>
      <text:p text:style-name="P4"><text:tab/><text:tab/># Updates SharePoint Managed accounts </text:p>
      <text:p text:style-name="P4"><text:tab/><text:tab/>UpdateSPManagedAccounts </text:p>
      <text:p text:style-name="P4"/>
      <text:p text:style-name="P4"><text:tab/><text:tab/># Locks the site collections before changing the passwords in SharePoint </text:p>
      <text:p text:style-name="P4"><text:tab/><text:tab/>LockSPSites </text:p>
      <text:p text:style-name="P4"/>
      <text:p text:style-name="P4"><text:soft-page-break/><text:tab/><text:tab/>#StopTimerServices </text:p>
      <text:p text:style-name="P4"><text:tab/><text:tab/>StopTimerServices </text:p>
      <text:p text:style-name="P4"/>
      <text:p text:style-name="P4"><text:tab/><text:tab/>#Update SQL accounts </text:p>
      <text:p text:style-name="P4"><text:tab/><text:tab/>SQLChanges </text:p>
      <text:p text:style-name="P4"/>
      <text:p text:style-name="P4"><text:tab/><text:tab/>#Re-acquire accounts for main system </text:p>
      <text:p text:style-name="P4"><text:tab/><text:tab/>Get-Accounts </text:p>
      <text:p text:style-name="P4"/>
      <text:p text:style-name="P4"><text:tab/><text:tab/># Update Windows Services </text:p>
      <text:p text:style-name="P4"><text:tab/><text:tab/>Set-WindowsServicesCreds </text:p>
      <text:p text:style-name="P4"/>
      <text:p text:style-name="P4"><text:tab/><text:tab/># Updates the App Pools </text:p>
      <text:p text:style-name="P4"><text:tab/><text:tab/>UpdateAppPools </text:p>
      <text:p text:style-name="P4"/>
      <text:p text:style-name="P4"><text:tab/><text:tab/># Unlocks the site collections before starting the farm </text:p>
      <text:p text:style-name="P4"><text:tab/><text:tab/>UnlockSPSites </text:p>
      <text:p text:style-name="P4"/>
      <text:p text:style-name="P4"><text:tab/><text:tab/># Clears or resets variables </text:p>
      <text:p text:style-name="P4"><text:tab/><text:tab/>$accounts = $null </text:p>
      <text:p text:style-name="P4"><text:tab/><text:tab/>$FunctionCheck = "no" </text:p>
      <text:p text:style-name="P4"/>
      <text:p text:style-name="P4"><text:tab/><text:tab/>#Start Timer Services </text:p>
      <text:p text:style-name="P4"><text:tab/><text:tab/>StartTimerServices </text:p>
      <text:p text:style-name="P4"/>
      <text:p text:style-name="P4"><text:tab/><text:tab/># Restarts the farm </text:p>
      <text:p text:style-name="P4"><text:tab/><text:tab/>RestartFarm </text:p>
      <text:p text:style-name="P4"><text:tab/>} </text:p>
      <text:p text:style-name="P4"/>
      <text:p text:style-name="P4">else <text:s/></text:p>
      <text:p text:style-name="P4"><text:tab/>{ </text:p>
      <text:p text:style-name="P4"><text:tab/><text:tab/>Write-Host "`n`nPassword change process cancelled!" -ForeGroundColor Red; <text:s/></text:p>
      <text:p text:style-name="P4"><text:tab/>} </text:p>
      <text:p text:style-name="P4"/>
      <text:p text:style-name="P4">#Stop-Transcript #Stops the current log file process </text:p>
      <text:p text:style-name="P4"><text:tab/><text:tab/><text:tab/><text:tab/><text:tab/>#(Get-Item Path $Logfile).Encrypt() # Broken on Prod for some reason </text:p>
      <text:p text:style-name="P4">#cipher /A $logfile #Encrypts the log file for the user running this script only. <text:s/></text:p>
      <text:p text:style-name="P4">} </text:p>
      <text:p text:style-name="P4"><text:s/></text:p>
      <text:p text:style-name="P4"><text:s/></text:p>
      <text:p text:style-name="P4">######################################## </text:p>
      <text:p text:style-name="P4"># (SharePoint) Stop Timer Service ###### </text:p>
      <text:p text:style-name="P4">######################################## </text:p>
      <text:p text:style-name="P4">function StopTimerServices </text:p>
      <text:p text:style-name="P4"><text:soft-page-break/>{ </text:p>
      <text:p text:style-name="P4"><text:tab/>Write-Host "`n`nStopping and disabling the SharePoint Timer service!" -ForeGroundColor Yellow </text:p>
      <text:p text:style-name="P4"><text:tab/><text:tab/> <text:s/>foreach ($server in $SPServers) <text:s/></text:p>
      <text:p text:style-name="P4"><text:tab/><text:tab/><text:tab/>{ </text:p>
      <text:p text:style-name="P4"><text:tab/><text:tab/><text:tab/><text:tab/>Try <text:s/></text:p>
      <text:p text:style-name="P4"><text:tab/><text:tab/><text:tab/><text:tab/><text:tab/><text:tab/>{ </text:p>
      <text:p text:style-name="P4"><text:tab/><text:tab/><text:tab/><text:tab/><text:tab/><text:tab/><text:tab/>Set-Service -Name "SPTimerV4" -Status Stopped -StartupType Disabled -PassThru -ComputerName $server | Out-Null -ErrorAction Continue </text:p>
      <text:p text:style-name="P4"><text:tab/><text:tab/><text:tab/><text:tab/><text:tab/><text:tab/><text:tab/>Write-Host "Timer Service Stopped and Disabled on $server" -ForeGroundColor Green </text:p>
      <text:p text:style-name="P4"><text:tab/><text:tab/><text:tab/><text:tab/><text:tab/><text:tab/>} </text:p>
      <text:p text:style-name="P4"/>
      <text:p text:style-name="P4"><text:tab/><text:tab/><text:tab/><text:tab/>Catch <text:s/></text:p>
      <text:p text:style-name="P4"><text:tab/><text:tab/><text:tab/><text:tab/><text:tab/><text:tab/>{ </text:p>
      <text:p text:style-name="P4"><text:tab/><text:tab/><text:tab/><text:tab/><text:tab/><text:tab/><text:tab/>Write-Host "`nCould not stop the Timer service on $server. Manually disable and stop it!" -ForeGroundColor Red; </text:p>
      <text:p text:style-name="P4"><text:tab/><text:tab/><text:tab/><text:tab/><text:tab/><text:tab/><text:tab/>write-Host $_.Exception.Message </text:p>
      <text:p text:style-name="P4"><text:tab/><text:tab/><text:tab/><text:tab/><text:tab/><text:tab/>} </text:p>
      <text:p text:style-name="P4"><text:tab/><text:tab/><text:tab/>} <text:s/></text:p>
      <text:p text:style-name="P4">} <text:s/></text:p>
      <text:p text:style-name="P4"><text:s/></text:p>
      <text:p text:style-name="P4"><text:s/></text:p>
      <text:p text:style-name="P4"><text:s/></text:p>
      <text:p text:style-name="P4"><text:s/></text:p>
      <text:p text:style-name="P4">######################################## </text:p>
      <text:p text:style-name="P4"># (SharePoint) Start Timer Service ##### </text:p>
      <text:p text:style-name="P4">######################################## </text:p>
      <text:p text:style-name="P4">function StartTimerServices </text:p>
      <text:p text:style-name="P4">{ </text:p>
      <text:p text:style-name="P4">Write-Host "`n`nRESTARTING TIMER SERVICE ON ALL OF THE SERVERS!" -ForegroundColor Yellow </text:p>
      <text:p text:style-name="P4"/>
      <text:p text:style-name="P4">foreach ($server in $SPServers) <text:s/></text:p>
      <text:p text:style-name="P4"><text:tab/>{ </text:p>
      <text:p text:style-name="P4"><text:tab/><text:tab/>Try <text:s/></text:p>
      <text:p text:style-name="P4"><text:tab/><text:tab/><text:tab/><text:tab/>{ </text:p>
      <text:p text:style-name="P4"><text:tab/><text:tab/><text:tab/><text:tab/><text:tab/>Set-Service -Name "SPTimerV4" -StartupType Automatic -Status Running -PassThru -ComputerName $server | Out-Null -ErrorAction Continue; </text:p>
      <text:p text:style-name="P4"><text:tab/><text:tab/><text:tab/><text:tab/><text:tab/>Write-Host "Service Enabled and Started on $server" -ForeGroundColor Green <text:s text:c="5"/></text:p>
      <text:p text:style-name="P4"><text:tab/><text:tab/><text:tab/><text:tab/>} </text:p>
      <text:p text:style-name="P4"/>
      <text:p text:style-name="P4"><text:soft-page-break/><text:tab/><text:tab/>Catch <text:s/></text:p>
      <text:p text:style-name="P4"><text:tab/><text:tab/><text:tab/><text:tab/>{ </text:p>
      <text:p text:style-name="P4"><text:tab/><text:tab/><text:tab/><text:tab/><text:tab/>Write-Host "`n`nService could not be started and enabled on "$server":" -ForegroundColor Red; </text:p>
      <text:p text:style-name="P4"><text:tab/><text:tab/><text:tab/><text:tab/><text:tab/>write-Host $_.Exception.Message </text:p>
      <text:p text:style-name="P4"><text:tab/><text:tab/><text:tab/><text:tab/> </text:p>
      <text:p text:style-name="P4"><text:tab/><text:tab/><text:tab/><text:tab/>} </text:p>
      <text:p text:style-name="P4"><text:tab/>} </text:p>
      <text:p text:style-name="P4">} <text:s/></text:p>
      <text:p text:style-name="P4"><text:s/></text:p>
      <text:p text:style-name="P4"/>
      <text:p text:style-name="P4"><text:s/></text:p>
      <text:p text:style-name="P4">################################################################# </text:p>
      <text:p text:style-name="P4">######### Check and Start any Stopped Windows Services ########## </text:p>
      <text:p text:style-name="P4">################################################################# </text:p>
      <text:p text:style-name="P4"/>
      <text:p text:style-name="P4">function Check-WindowsServices </text:p>
      <text:p text:style-name="P4">{ </text:p>
      <text:p text:style-name="P4"/>
      <text:p text:style-name="P4">#Get List of accounts to check for stopped services </text:p>
      <text:p text:style-name="P4">$accounts = (Import-Csv $InputFile | Where {(($_ -notmatch "mssql") -and ($_ -notmatch "agent") -and ($_ -notmatch "ssas") )} | ConvertTo-CSV -NoTypeInformation | % {$_ -replace '"',''}) | Out-String<text:tab/> </text:p>
      <text:p text:style-name="P4"/>
      <text:p text:style-name="P4">Write-Host "`n`n`nChecking for any Windows Services that are enabled but not running...." -BackGroundColor White -ForeGroundColor Blue </text:p>
      <text:p text:style-name="P4">Write-Host "`nThis may take some time. Please be patient...." -ForeGroundColor Yellow </text:p>
      <text:p text:style-name="P4"/>
      <text:p text:style-name="P4">#Loops a list of user accounts to check on each server for stopped services </text:p>
      <text:p text:style-name="P4">$passwords = ConvertFrom-Csv $accounts # Acquired from parent function </text:p>
      <text:p text:style-name="P4">$passwords | foreach { </text:p>
      <text:p text:style-name="P4">$username = $_.Username </text:p>
      <text:p text:style-name="P4"/>
      <text:p text:style-name="P4">foreach ($srv in $SPServers) </text:p>
      <text:p text:style-name="P4"><text:s text:c="3"/>{ </text:p>
      <text:p text:style-name="P4"/>
      <text:p text:style-name="P4"><text:s text:c="7"/>#Write-Host "`n`n`n`nConnecting to $srv to check for stopped services using $username...`n" -ForegroundColor DarkGreen -BackgroundColor Cyan </text:p>
      <text:p text:style-name="P4"><text:s text:c="7"/>$SessionOption = New-PSSessionOption -IncludePortInSPN </text:p>
      <text:p text:style-name="P4"><text:s text:c="7"/>Invoke-Command -ComputerName $srv -SessionOption $SessionOption -ErrorAction Stop -ScriptBlock { </text:p>
      <text:p text:style-name="P4"><text:s text:c="7"/></text:p>
      <text:p text:style-name="P4"><text:soft-page-break/></text:p>
      <text:p text:style-name="P4"><text:s text:c="7"/>$WinServices = Get-CimInstance win32_service | Where {(($_.StartName -eq "$Using:username") -and ($_.State -ne "Running") -and ($_.StartMode -ne "Disabled") )} </text:p>
      <text:p text:style-name="P4"><text:s text:c="5"/></text:p>
      <text:p text:style-name="P4"><text:s text:c="4"/></text:p>
      <text:p text:style-name="P4"><text:s text:c="7"/>if($WinServices) </text:p>
      <text:p text:style-name="P4"><text:s text:c="15"/>{ <text:s text:c="3"/></text:p>
      <text:p text:style-name="P4"/>
      <text:p text:style-name="P4"><text:tab/><text:tab/><text:tab/><text:tab/><text:tab/>foreach ($srvc in $WinServices)<text:tab/> </text:p>
      <text:p text:style-name="P4"><text:tab/><text:tab/><text:tab/><text:tab/><text:tab/><text:tab/>{ </text:p>
      <text:p text:style-name="P4"><text:tab/><text:tab/><text:tab/><text:tab/><text:tab/><text:tab/><text:tab/>$service = $srvc.DisplayName </text:p>
      <text:p text:style-name="P4"><text:tab/><text:tab/><text:tab/><text:tab/><text:tab/><text:tab/><text:tab/>$svc = $srvc.Name </text:p>
      <text:p text:style-name="P4"><text:tab/><text:tab/><text:tab/><text:tab/><text:tab/> <text:s text:c="2"/></text:p>
      <text:p text:style-name="P4"><text:tab/><text:tab/><text:tab/><text:tab/><text:tab/><text:tab/><text:tab/>Try <text:s/></text:p>
      <text:p text:style-name="P4"><text:tab/><text:tab/><text:tab/><text:tab/><text:tab/><text:tab/><text:tab/><text:tab/><text:tab/>{ </text:p>
      <text:p text:style-name="P4"><text:tab/><text:tab/><text:tab/><text:tab/><text:tab/><text:tab/><text:tab/><text:tab/><text:tab/><text:tab/>Set-Service -Name "$svc" -StartupType Automatic -Status Running -PassThru | Out-Null -ErrorAction Continue; </text:p>
      <text:p text:style-name="P4"><text:tab/><text:tab/><text:tab/><text:tab/><text:tab/><text:tab/><text:tab/><text:tab/><text:tab/><text:tab/>Write-Host "`nService $service Enabled and Started on $Using:srv" -ForeGroundColor Blue -BackgroundColor Yellow <text:s text:c="5"/></text:p>
      <text:p text:style-name="P4"><text:tab/><text:tab/><text:tab/><text:tab/><text:tab/><text:tab/><text:tab/><text:tab/><text:tab/>} </text:p>
      <text:p text:style-name="P4"/>
      <text:p text:style-name="P4"><text:tab/><text:tab/><text:tab/><text:tab/><text:tab/><text:tab/><text:tab/>Catch <text:s/></text:p>
      <text:p text:style-name="P4"><text:tab/><text:tab/><text:tab/><text:tab/><text:tab/><text:tab/><text:tab/><text:tab/><text:tab/>{ </text:p>
      <text:p text:style-name="P4"><text:tab/><text:tab/><text:tab/><text:tab/><text:tab/><text:tab/><text:tab/><text:tab/><text:tab/><text:tab/>Write-Host "`n`nService could not be started and enabled on "$srv":" -ForegroundColor Red; </text:p>
      <text:p text:style-name="P4"><text:tab/><text:tab/><text:tab/><text:tab/><text:tab/><text:tab/><text:tab/><text:tab/><text:tab/><text:tab/>write-Host $_.Exception.Message<text:tab/><text:tab/><text:tab/><text:tab/> </text:p>
      <text:p text:style-name="P4"><text:tab/><text:tab/><text:tab/><text:tab/><text:tab/><text:tab/><text:tab/><text:tab/><text:tab/>} <text:s text:c="24"/></text:p>
      <text:p text:style-name="P4"><text:tab/><text:tab/><text:tab/><text:tab/><text:tab/><text:tab/>}<text:tab/><text:tab/><text:tab/> </text:p>
      <text:p text:style-name="P4"><text:s text:c="15"/>} </text:p>
      <text:p text:style-name="P4"><text:tab/><text:tab/><text:tab/><text:tab/> </text:p>
      <text:p text:style-name="P4"><text:s text:c="7"/>else {Write-Host "`nNo Services using $Using:username are stopped on $Using:srv" -ForeGroundColor Green} </text:p>
      <text:p text:style-name="P4">Exit-PSSession<text:tab/><text:tab/> </text:p>
      <text:p text:style-name="P4">} -AsJob -JobName CheckServz | Out-Null </text:p>
      <text:p text:style-name="P4">} </text:p>
      <text:p text:style-name="P4">wait-job -Name CheckServz -timeout $JobTimeout | Out-Null </text:p>
      <text:p text:style-name="P4">Receive-Job -Name CheckServz </text:p>
      <text:p text:style-name="P4">Remove-Job CheckServz | Out-Null </text:p>
      <text:p text:style-name="P4">} </text:p>
      <text:p text:style-name="P4">} </text:p>
      <text:p text:style-name="P4"><text:s/></text:p>
      <text:p text:style-name="P4"><text:soft-page-break/></text:p>
      <text:p text:style-name="P4"><text:s text:c="2"/></text:p>
      <text:p text:style-name="P4">############################################################ </text:p>
      <text:p text:style-name="P4"># Manually Change passwords on SQL Server <text:s/></text:p>
      <text:p text:style-name="P4">############################################################ </text:p>
      <text:p text:style-name="P4">function SQLChanges <text:s/></text:p>
      <text:p text:style-name="P4">{ </text:p>
      <text:p text:style-name="P4">Write-Host "`n`nChanging SQL service account passwords!" -ForeGroundColor Blue -BackGroundColor White </text:p>
      <text:p text:style-name="P4">Write-Host "`n Some of this process is manual so please pay attention!" -ForeGroundColor Blue -BackGroundColor White </text:p>
      <text:p text:style-name="P4"/>
      <text:p text:style-name="P4">#$ChangePasswords = Read-Host 'Are you sure you want to change the SQL Service Account passwords? Yes or No. (Default no) ' <text:s text:c="2"/></text:p>
      <text:p text:style-name="P4">$SQLaccounts = (Import-Csv $InputFile | Where {(($_ -match "mssql") -or ($_ -match "agent") -or ($_ -match "ssas") -and ($_ -match "Username") )} | ConvertTo-CSV -NoTypeInformation | % {$_ -replace '"',''}) | Out-String<text:tab/> </text:p>
      <text:p text:style-name="P4"/>
      <text:p text:style-name="P4"/>
      <text:p text:style-name="P4"># Imports AD functionality </text:p>
      <text:p text:style-name="P4">Import-Module ActiveDirectory </text:p>
      <text:p text:style-name="P4">write-host "`n`nAD module imported..." </text:p>
      <text:p text:style-name="P4"/>
      <text:p text:style-name="P4"># Pulls in the specific accounts from the temp csv file to be changed </text:p>
      <text:p text:style-name="P4">$users = ConvertFrom-Csv $SQLaccounts </text:p>
      <text:p text:style-name="P4"/>
      <text:p text:style-name="P4">Write-Host "`n`nStarting AD password changes..." -ForeGroundColor Blue -BackGroundColor White </text:p>
      <text:p text:style-name="P4"><text:tab/> </text:p>
      <text:p text:style-name="P4"># Changes the AD passwords after removing the domain and back-slash<text:tab/> </text:p>
      <text:p text:style-name="P4">Foreach ($user in $users) </text:p>
      <text:p text:style-name="P4"><text:tab/><text:tab/>{ </text:p>
      <text:p text:style-name="P4"><text:tab/><text:tab/><text:tab/> </text:p>
      <text:p text:style-name="P4"><text:s text:c="11"/>$un = $user.username.split('\')[-1] </text:p>
      <text:p text:style-name="P4"><text:s text:c="11"/>$pw = $user.newpassword </text:p>
      <text:p text:style-name="P4"><text:tab/><text:tab/><text:tab/> </text:p>
      <text:p text:style-name="P4"><text:tab/><text:tab/><text:tab/>Try { </text:p>
      <text:p text:style-name="P4"><text:tab/><text:tab/><text:tab/><text:tab/><text:tab/><text:tab/><text:tab/>$dn = Get-aduser $un | select -ExpandProperty DistinguishedName <text:s/></text:p>
      <text:p text:style-name="P4"><text:tab/><text:tab/><text:tab/><text:tab/><text:tab/><text:tab/><text:tab/>write-host "Changing passwords in AD for $un to $pw" -ForegroundColor DarkBlue -BackgroundColor DarkYellow </text:p>
      <text:p text:style-name="P4"><text:tab/><text:tab/><text:tab/><text:tab/><text:tab/><text:tab/><text:tab/>Set-ADAccountPassword $dn -Reset -NewPassword (ConvertTo-SecureString -AsPlainText $pw -Force) -ErrorAction <text:soft-page-break/>Stop <text:s/></text:p>
      <text:p text:style-name="P4"><text:tab/><text:tab/><text:tab/><text:tab/><text:tab/><text:tab/>} </text:p>
      <text:p text:style-name="P4"><text:tab/><text:tab/><text:tab/> </text:p>
      <text:p text:style-name="P4"><text:tab/><text:tab/> <text:s text:c="3"/>Catch <text:tab/> </text:p>
      <text:p text:style-name="P4"><text:tab/><text:tab/><text:tab/><text:tab/><text:tab/>{ </text:p>
      <text:p text:style-name="P4"><text:tab/><text:tab/><text:tab/><text:tab/><text:tab/> <text:s text:c="3"/>Write-Host "`n`nError changing passwords in AD. Please change the $un password manually in AD and then press Enter to Continue`n" -ForeGroundColor Red; </text:p>
      <text:p text:style-name="P4"><text:tab/><text:tab/><text:tab/><text:tab/><text:tab/> <text:s text:c="3"/>Pause<text:tab/><text:tab/><text:tab/><text:tab/><text:tab/><text:tab/><text:tab/> </text:p>
      <text:p text:style-name="P4"><text:tab/><text:tab/><text:tab/><text:tab/> <text:s text:c="3"/>}<text:tab/><text:tab/> </text:p>
      <text:p text:style-name="P4"><text:tab/><text:tab/>}<text:tab/><text:tab/> </text:p>
      <text:p text:style-name="P4"><text:tab/><text:tab/>Write-Host `n `n'Change the passwords in SQL Server Configuration Manager on the SQL Server!' -ForeGroundColor Blue -BackGroundColor White; </text:p>
      <text:p text:style-name="P4"><text:tab/><text:tab/>Write-Host `n'Press ENTER to continue after the passwords on the SQL server have been changed!' `n `n -ForegroundColor Yellow; </text:p>
      <text:p text:style-name="P4"><text:tab/><text:tab/>pause </text:p>
      <text:p text:style-name="P4"><text:tab/><text:tab/> </text:p>
      <text:p text:style-name="P4"><text:tab/><text:tab/>Write-Host -NoNewLine `n'Passwords have been changed in the SQL server. ' `n -ForegroundColor Green </text:p>
      <text:p text:style-name="P4"><text:tab/><text:tab/>#RestartSQL </text:p>
      <text:p text:style-name="P4"/>
      <text:p text:style-name="P4"><text:tab/>} </text:p>
      <text:p text:style-name="P4"/>
      <text:p text:style-name="P4"/>
      <text:p text:style-name="P4"/>
      <text:p text:style-name="P4"/>
      <text:p text:style-name="P4">############################################### </text:p>
      <text:p text:style-name="P4"># (SharePoint) Get list of SharePoint servers </text:p>
      <text:p text:style-name="P4">############################################### </text:p>
      <text:p text:style-name="P4">function ListSharePointServers </text:p>
      <text:p text:style-name="P4"><text:tab/>{ <text:s/></text:p>
      <text:p text:style-name="P4"><text:tab/>cls </text:p>
      <text:p text:style-name="P4"><text:tab/>if($AppServers) </text:p>
      <text:p text:style-name="P4"><text:tab/>{Write-Host "Application Servers:" -BackgroundColor Yellow -ForeGroundColor Blue; </text:p>
      <text:p text:style-name="P4"><text:tab/>Write-Host "$APPServers" -ForeGroundColor Green} </text:p>
      <text:p text:style-name="P4"><text:tab/> </text:p>
      <text:p text:style-name="P4"><text:tab/>if($SSRSservers) </text:p>
      <text:p text:style-name="P4"><text:tab/>{Write-Host "SSRS Reporting Servers:" -BackgroundColor Yellow -ForeGroundColor Blue; </text:p>
      <text:p text:style-name="P4"><text:tab/>Write-Host "$SSRSservers" -ForeGroundColor Green} </text:p>
      <text:p text:style-name="P4"><text:tab/> </text:p>
      <text:p text:style-name="P4"><text:soft-page-break/><text:tab/>if($SearchServers) </text:p>
      <text:p text:style-name="P4"><text:tab/>{Write-Host "Search Service Servers:" -BackgroundColor Yellow -ForeGroundColor Blue; </text:p>
      <text:p text:style-name="P4"><text:tab/>Write-Host "$SearchServers" -ForeGroundColor Green} </text:p>
      <text:p text:style-name="P4"><text:tab/> </text:p>
      <text:p text:style-name="P4"><text:tab/>if($CacheServers) </text:p>
      <text:p text:style-name="P4"><text:tab/>{Write-Host "Cache Servers:" -BackgroundColor Yellow -ForeGroundColor Blue; </text:p>
      <text:p text:style-name="P4"><text:tab/>Write-Host "$CacheServers" -ForeGroundColor Green} </text:p>
      <text:p text:style-name="P4"><text:tab/> </text:p>
      <text:p text:style-name="P4"><text:tab/>if($EXCLServers) </text:p>
      <text:p text:style-name="P4"><text:tab/>{Write-Host "Excel Reporting Servers:" -BackgroundColor Yellow -ForeGroundColor Blue; </text:p>
      <text:p text:style-name="P4"><text:tab/>Write-Host "$EXCLServers" -ForeGroundColor Green} </text:p>
      <text:p text:style-name="P4"><text:tab/> </text:p>
      <text:p text:style-name="P4"><text:tab/>if($WebServers) </text:p>
      <text:p text:style-name="P4"><text:tab/>{Write-Host "Web Servers:" -BackgroundColor Yellow -ForeGroundColor Blue; </text:p>
      <text:p text:style-name="P4"><text:tab/>Write-Host "$WebServers" -ForeGroundColor Green} </text:p>
      <text:p text:style-name="P4"><text:tab/> </text:p>
      <text:p text:style-name="P4"><text:tab/>if($DBServers) </text:p>
      <text:p text:style-name="P4"><text:tab/>{Write-Host "SQL Servers:" -BackgroundColor Yellow -ForeGroundColor Blue; </text:p>
      <text:p text:style-name="P4"><text:tab/>Write-Host "$DBServers" -ForeGroundColor Green} </text:p>
      <text:p text:style-name="P4"><text:tab/> </text:p>
      <text:p text:style-name="P4"><text:tab/>Write-Host "`n********************************************************" </text:p>
      <text:p text:style-name="P4"><text:tab/>Write-Host "********************************************************`n" </text:p>
      <text:p text:style-name="P4"><text:tab/>} </text:p>
      <text:p text:style-name="P4"/>
      <text:p text:style-name="P4"/>
      <text:p text:style-name="P4"><text:tab/> </text:p>
      <text:p text:style-name="P4"><text:tab/> </text:p>
      <text:p text:style-name="P4">#################################################################### </text:p>
      <text:p text:style-name="P4"># After Password Change trouble-shooting menu </text:p>
      <text:p text:style-name="P4">####################################################################<text:tab/> </text:p>
      <text:p text:style-name="P4">function Post-PasswordChange { </text:p>
      <text:p text:style-name="P4"><text:s/></text:p>
      <text:p text:style-name="P4">do { </text:p>
      <text:p text:style-name="P4"><text:s/></text:p>
      <text:p text:style-name="P4">[int]$PTask = 0 </text:p>
      <text:p text:style-name="P4">while ($PTask -lt 1 -or $PTask -gt 8) <text:s/>{ </text:p>
      <text:p text:style-name="P4">cls </text:p>
      <text:p text:style-name="P4">Write-Host "`n*** THE FOLLOWING TASKS SHOULD ONLY BE PERFORMED AFTER A PASSWORD CHANGE HAS BEEN PERFORMED***`n" <text:soft-page-break/>-ForeGroundColor Yellow </text:p>
      <text:p text:style-name="P4"><text:s/></text:p>
      <text:p text:style-name="P4">Write-Host <text:s/>"`n##### <text:s/>Tasks to manually change passwords in SharePoint farm (accounts.csv must be present) <text:s/>#####" -ForegroundColor Black -BackgroundColor White </text:p>
      <text:p text:style-name="P4">Write-Host <text:s/>"1. <text:s text:c="2"/>Change the passwords for the Windows Services" </text:p>
      <text:p text:style-name="P4">Write-Host <text:s/>"2. <text:s text:c="2"/>Change the passwords for the App Pool Credentials" </text:p>
      <text:p text:style-name="P4">Write-Host <text:s/>"3. <text:s text:c="2"/>Change SharePoint Managed Accounts passwords" </text:p>
      <text:p text:style-name="P4"><text:s/></text:p>
      <text:p text:style-name="P4">Write-Host <text:s/>"`n##### <text:s/>Tasks to check for stopped App Pools and Windows Services and Starts them <text:s/>#####" -ForegroundColor Black -BackgroundColor White </text:p>
      <text:p text:style-name="P4">Write-Host <text:s/>"4. <text:s text:c="2"/>Start any SharePoint Application Pools that have stopped" <text:s/></text:p>
      <text:p text:style-name="P4">Write-Host <text:s/>"5. <text:s text:c="2"/>Start any Windows Services that are not running" <text:s text:c="2"/></text:p>
      <text:p text:style-name="P4"/>
      <text:p text:style-name="P4">Write-Host <text:s/>"`n##### <text:s/>Tasks to restart or recycle currently running Windows Services and App Pools <text:s/>#####" -ForegroundColor Black -BackgroundColor White </text:p>
      <text:p text:style-name="P4">Write-Host <text:s/>"6. <text:s text:c="2"/>Restart running Windows Services (SharePoint specific services)" <text:s/></text:p>
      <text:p text:style-name="P4">Write-Host <text:s/>"7. <text:s text:c="2"/>Recycle all SharePoint specific AppPools in IIS" <text:s/></text:p>
      <text:p text:style-name="P4"><text:s/></text:p>
      <text:p text:style-name="P4"/>
      <text:p text:style-name="P4">Write-Host "`n8. <text:s text:c="2"/>Exit from this menu" -ForeGroundColor CYAN </text:p>
      <text:p text:style-name="P4"><text:s/></text:p>
      <text:p text:style-name="P4">[int]$PTask = Read-Host "`n`nSelect a task to perform on this farm" </text:p>
      <text:p text:style-name="P4"/>
      <text:p text:style-name="P4">switch($PTask) </text:p>
      <text:p text:style-name="P4"><text:tab/><text:tab/>{<text:tab/> </text:p>
      <text:p text:style-name="P4"><text:tab/><text:tab/><text:tab/>1<text:tab/>{Get-Accounts; Set-WindowsServicesCreds; pause} </text:p>
      <text:p text:style-name="P4"><text:tab/><text:tab/><text:tab/>2<text:tab/>{Get-Accounts; UpdateAppPools; pause} </text:p>
      <text:p text:style-name="P4"><text:tab/><text:tab/><text:tab/>3<text:tab/>{Get-Accounts; UpdateSPManagedAccounts; pause} </text:p>
      <text:p text:style-name="P4"><text:tab/><text:tab/><text:tab/>4<text:tab/>{Start-AppPools; pause} </text:p>
      <text:p text:style-name="P4"><text:tab/><text:tab/><text:tab/>5<text:tab/>{Check-WindowsServices; pause} </text:p>
      <text:p text:style-name="P4"><text:tab/><text:tab/><text:tab/>6<text:tab/>{Restart-WindowsServices; pause} </text:p>
      <text:p text:style-name="P4"><text:tab/><text:tab/><text:tab/>7<text:tab/>{Recycle-AppPools; pause} </text:p>
      <text:p text:style-name="P4"><text:tab/><text:tab/><text:tab/>8 <text:tab/>{break} </text:p>
      <text:p text:style-name="P4"><text:tab/><text:tab/><text:tab/>default<text:tab/>{Write-Host "Nothing Selected"} </text:p>
      <text:p text:style-name="P4"><text:tab/><text:tab/><text:tab/> </text:p>
      <text:p text:style-name="P4"><text:tab/><text:tab/>} </text:p>
      <text:p text:style-name="P4"><text:tab/>} </text:p>
      <text:p text:style-name="P4">} While ($PTask -ne 8)<text:tab/> </text:p>
      <text:p text:style-name="P4">}<text:tab/> </text:p>
      <text:p text:style-name="P4"><text:tab/> </text:p>
      <text:p text:style-name="P4"><text:tab/> </text:p>
      <text:p text:style-name="P4"><text:tab/> </text:p>
      <text:p text:style-name="P4"><text:soft-page-break/>#################################################################### </text:p>
      <text:p text:style-name="P4"># Select a desired task to perform on farm </text:p>
      <text:p text:style-name="P4">#################################################################### </text:p>
      <text:p text:style-name="P4"/>
      <text:p text:style-name="P4">## Add new options here and then add them to the $selections line below (leave Exit as last and unnumbered) and add the menu selection at the very bottom </text:p>
      <text:p text:style-name="P4">do { </text:p>
      <text:p text:style-name="P4"><text:s/></text:p>
      <text:p text:style-name="P4">[int]$Task = 0 </text:p>
      <text:p text:style-name="P4">while ($Task -lt 1 -or $Task -gt 14) <text:s/>{ </text:p>
      <text:p text:style-name="P4">cls </text:p>
      <text:p text:style-name="P4">Write-Host <text:s/>"`n##### <text:s/>TROUBLE-SHOOTING TASKS <text:s/>#####" -ForegroundColor Black -BackgroundColor White </text:p>
      <text:p text:style-name="P4">Write-Host <text:s/>"1. <text:s text:c="2"/>List SharePoint Servers" </text:p>
      <text:p text:style-name="P4">Write-Host <text:s/>"2. <text:s text:c="2"/>Verify Remote Connectivity" </text:p>
      <text:p text:style-name="P4">Write-Host <text:s/>"3. <text:s text:c="2"/>Check if Accounts Locked" </text:p>
      <text:p text:style-name="P4">Write-Host <text:s/>"4. <text:s text:c="2"/>Start any SharePoint Application Pools that have stopped" <text:s/></text:p>
      <text:p text:style-name="P4">Write-Host <text:s/>"5. <text:s text:c="2"/>Start any Windows Services that have stopped" </text:p>
      <text:p text:style-name="P4"><text:s text:c="2"/></text:p>
      <text:p text:style-name="P4">Write-Host <text:s/>"`n##### <text:s/>PASSWORD CHANGE TASKS <text:s/>#####" -ForegroundColor Black -BackgroundColor White </text:p>
      <text:p text:style-name="P4">Write-Host <text:s/>"6. <text:s text:c="2"/>Change Service Account Passwords (SharePoint)" </text:p>
      <text:p text:style-name="P4">Write-Host <text:s/>"`n <text:s text:c="4"/>The following task should only be used AFTER option 6 has been completed!" -ForegroundColor Yellow </text:p>
      <text:p text:style-name="P4">Write-Host <text:s/>"7. <text:s text:c="2"/>Post Password Change trouble-shooting tasks." <text:s/></text:p>
      <text:p text:style-name="P4"/>
      <text:p text:style-name="P4"><text:s text:c="2"/></text:p>
      <text:p text:style-name="P4">Write-Host <text:s/>"`n##### <text:s/>SYSTEM RESTART OPTIONS <text:s/>#####" -ForegroundColor Black -BackgroundColor White </text:p>
      <text:p text:style-name="P4">Write-Host <text:s/>"8. <text:s text:c="2"/>Restart SharePoint Web and Application Servers" </text:p>
      <text:p text:style-name="P4">Write-Host <text:s/>"9. <text:s text:c="2"/>Restart SQL Server(s)" </text:p>
      <text:p text:style-name="P4"><text:s/></text:p>
      <text:p text:style-name="P4">Write-Host <text:s/>"`n##### <text:s/>SHAREPOINT MAINTENANCE TASKS <text:s/>#####" -ForegroundColor Black -BackgroundColor White </text:p>
      <text:p text:style-name="P4">Write-Host <text:s/>"10. <text:s/>Lock SharePoint Site Collections" </text:p>
      <text:p text:style-name="P4">Write-Host <text:s/>"11. <text:s/>Unlock SharePoint Site Collections" </text:p>
      <text:p text:style-name="P4">Write-Host <text:s/>"12. <text:s/>Stop Timer Services on all SharePoint servers" </text:p>
      <text:p text:style-name="P4">Write-Host <text:s/>"13. <text:s/>Start Timer Services on all SharePoint servers" </text:p>
      <text:p text:style-name="P4"><text:s/></text:p>
      <text:p text:style-name="P4">Write-Host "`n14. <text:s/>Exit this script" -ForeGroundColor Cyan </text:p>
      <text:p text:style-name="P4"><text:s/></text:p>
      <text:p text:style-name="P4">[int]$Task = Read-Host "`n`nSelect a task to perform on this farm" </text:p>
      <text:p text:style-name="P4"/>
      <text:p text:style-name="P4"><text:soft-page-break/>switch($Task) </text:p>
      <text:p text:style-name="P4"><text:tab/><text:tab/>{<text:tab/> </text:p>
      <text:p text:style-name="P4"><text:tab/><text:tab/><text:tab/>1<text:tab/>{ListSharePointServers; pause} </text:p>
      <text:p text:style-name="P4"><text:tab/><text:tab/><text:tab/>2<text:tab/>{WinRMVerify; pause} </text:p>
      <text:p text:style-name="P4"><text:tab/><text:tab/><text:tab/>3<text:tab/>{Check-LockedOut; pause} </text:p>
      <text:p text:style-name="P4"><text:tab/><text:tab/><text:tab/>4<text:tab/>{Start-AppPools; pause} </text:p>
      <text:p text:style-name="P4"><text:tab/><text:tab/><text:tab/>5<text:tab/>{Check-WindowsServices; pause} </text:p>
      <text:p text:style-name="P4"><text:tab/><text:tab/><text:tab/>6<text:tab/>{ChangeSPServiceAccountPasswords; pause} </text:p>
      <text:p text:style-name="P4"><text:tab/><text:tab/><text:tab/>7<text:tab/>{Post-PasswordChange} </text:p>
      <text:p text:style-name="P4"><text:tab/><text:tab/><text:tab/>8<text:tab/>{RestartFarm} </text:p>
      <text:p text:style-name="P4"><text:tab/><text:tab/><text:tab/>9<text:tab/>{RestartSQL; pause} </text:p>
      <text:p text:style-name="P4"><text:tab/><text:tab/><text:tab/>10<text:tab/>{LockSPSites; pause} </text:p>
      <text:p text:style-name="P4"><text:tab/><text:tab/><text:tab/>11<text:tab/>{UnlockSPSites; pause} </text:p>
      <text:p text:style-name="P4"><text:tab/><text:tab/><text:tab/>12<text:tab/>{StopTimerServices; pause} </text:p>
      <text:p text:style-name="P4"><text:tab/><text:tab/><text:tab/>13<text:tab/>{StartTimerServices;pause} </text:p>
      <text:p text:style-name="P4"><text:tab/><text:tab/><text:tab/>14 <text:tab/>{exit} </text:p>
      <text:p text:style-name="P4"><text:tab/><text:tab/><text:tab/>default<text:tab/>{Write-Host "Nothing Selected"} </text:p>
      <text:p text:style-name="P4"><text:tab/><text:tab/><text:tab/> </text:p>
      <text:p text:style-name="P4"><text:tab/><text:tab/>} </text:p>
      <text:p text:style-name="P4"><text:tab/>} </text:p>
      <text:p text:style-name="P4">} While ($Task -ne 1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6-30T22:28:37.607649367</dc:date>
    <meta:editing-duration>PT15S</meta:editing-duration>
    <meta:editing-cycles>1</meta:editing-cycles>
    <meta:document-statistic meta:table-count="0" meta:image-count="0" meta:object-count="0" meta:page-count="35" meta:paragraph-count="1054" meta:word-count="5585" meta:character-count="48101" meta:non-whitespace-character-count="39487"/>
  </office:meta>
</office:document-meta>
</file>